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7">
      <style:text-properties style:font-name="Liberation Sans" style:font-name-asian="SimSun" style:font-name-complex="Mangal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8"/>
    <style:style style:name="ce6" style:family="table-cell" style:parent-style-name="Default" style:data-style-name="N0"/>
    <style:style style:name="ce7" style:family="table-cell" style:parent-style-name="Default" style:data-style-name="N108">
      <style:text-properties style:font-name="Liberation Sans" style:font-name-asian="SimSun" style:font-name-complex="Mang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4"/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Consolidado" table:style-name="ta1">
        <table:table-column table:style-name="co1" table:number-columns-repeated="1024" table:default-cell-style-name="Default"/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MC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HBR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MRB</text:p>
          </table:table-cell>
          <table:table-cell office:value-type="string" calcext:value-type="string">
            <text:p>TMD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édia 2011</text:p>
          </table:table-cell>
          <table:table-cell table:style-name="ce2" table:formula="of:=[Dados_2011.B15]" office:value-type="float" office:value="16274.6" calcext:value-type="float">
            <text:p>16.275</text:p>
          </table:table-cell>
          <table:table-cell table:style-name="ce4" table:formula="of:=[Dados_2011.C15]" office:value-type="float" office:value="7943.8" calcext:value-type="float">
            <text:p>7.944</text:p>
          </table:table-cell>
          <table:table-cell table:style-name="ce4" table:formula="of:=[Dados_2011.D15]" office:value-type="float" office:value="21302" calcext:value-type="float">
            <text:p>21.302</text:p>
          </table:table-cell>
          <table:table-cell table:style-name="ce4" table:formula="of:=[Dados_2011.E15]" office:value-type="float" office:value="18564.2" calcext:value-type="float">
            <text:p>18.564</text:p>
          </table:table-cell>
          <table:table-cell table:style-name="ce4" table:formula="of:=[Dados_2011.F15]" office:value-type="float" office:value="16871.4" calcext:value-type="float">
            <text:p>16.871</text:p>
          </table:table-cell>
          <table:table-cell table:style-name="ce4" table:formula="of:=[Dados_2011.G15]" office:value-type="float" office:value="25963.2" calcext:value-type="float">
            <text:p>25.963</text:p>
          </table:table-cell>
          <table:table-cell table:style-name="ce4" table:formula="of:=[Dados_2011.H15]" office:value-type="float" office:value="20225.6" calcext:value-type="float">
            <text:p>20.226</text:p>
          </table:table-cell>
          <table:table-cell table:style-name="ce4" table:formula="of:=[Dados_2011.I15]" office:value-type="float" office:value="20691.4" calcext:value-type="float">
            <text:p>20.691</text:p>
          </table:table-cell>
          <table:table-cell table:style-name="ce4" table:formula="of:=[Dados_2011.J15]" office:value-type="float" office:value="45971" calcext:value-type="float">
            <text:p>45.971</text:p>
          </table:table-cell>
          <table:table-cell table:style-name="ce4" table:formula="of:=[Dados_2011.K15]" office:value-type="float" office:value="10899.8" calcext:value-type="float">
            <text:p>10.900</text:p>
          </table:table-cell>
          <table:table-cell table:style-name="ce4" table:formula="of:=[Dados_2011.L15]" office:value-type="float" office:value="7688.6" calcext:value-type="float">
            <text:p>7.6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édia 2012</text:p>
          </table:table-cell>
          <table:table-cell table:style-name="ce2" table:formula="of:=[Dados_2012.B15]" office:value-type="float" office:value="16606" calcext:value-type="float">
            <text:p>16.606</text:p>
          </table:table-cell>
          <table:table-cell table:style-name="ce4" table:formula="of:=[Dados_2012.C15:.M15]" office:value-type="float" office:value="8037" calcext:value-type="float">
            <text:p>8.037</text:p>
          </table:table-cell>
          <table:table-cell table:style-name="ce4" table:formula="of:=[Dados_2012.D15:.N15]" office:value-type="float" office:value="21377.8333333333" calcext:value-type="float">
            <text:p>21.378</text:p>
          </table:table-cell>
          <table:table-cell table:style-name="ce4" table:formula="of:=[Dados_2012.E15:.O15]" office:value-type="float" office:value="16363.1666666667" calcext:value-type="float">
            <text:p>16.363</text:p>
          </table:table-cell>
          <table:table-cell table:style-name="ce4" table:formula="of:=[Dados_2012.F15:.P15]" office:value-type="float" office:value="16891.5" calcext:value-type="float">
            <text:p>16.892</text:p>
          </table:table-cell>
          <table:table-cell table:style-name="ce4" table:formula="of:=[Dados_2012.G15:.Q15]" office:value-type="float" office:value="31733" calcext:value-type="float">
            <text:p>31.733</text:p>
          </table:table-cell>
          <table:table-cell table:style-name="ce4" table:formula="of:=[Dados_2012.H15:.R15]" office:value-type="float" office:value="22893.1666666667" calcext:value-type="float">
            <text:p>22.893</text:p>
          </table:table-cell>
          <table:table-cell table:style-name="ce4" table:formula="of:=[Dados_2012.I15:.S15]" office:value-type="float" office:value="23105.5" calcext:value-type="float">
            <text:p>23.106</text:p>
          </table:table-cell>
          <table:table-cell table:style-name="ce4" table:formula="of:=[Dados_2012.J15:.T15]" office:value-type="float" office:value="53778.8333333333" calcext:value-type="float">
            <text:p>53.779</text:p>
          </table:table-cell>
          <table:table-cell table:style-name="ce4" table:formula="of:=[Dados_2012.K15:.U15]" office:value-type="float" office:value="10578.1666666667" calcext:value-type="float">
            <text:p>10.578</text:p>
          </table:table-cell>
          <table:table-cell table:style-name="ce4" table:formula="of:=[Dados_2012.L15:.V15]" office:value-type="float" office:value="8071.66666666667" calcext:value-type="float">
            <text:p>8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édia 2013</text:p>
          </table:table-cell>
          <table:table-cell table:style-name="ce2" table:formula="of:=[Dados_2013.B15]" office:value-type="float" office:value="17685.0909090909" calcext:value-type="float">
            <text:p>17.685</text:p>
          </table:table-cell>
          <table:table-cell table:style-name="ce2" table:formula="of:=[Dados_2013.C15:.M15]" office:value-type="float" office:value="9187.09090909091" calcext:value-type="float">
            <text:p>9.187</text:p>
          </table:table-cell>
          <table:table-cell table:style-name="ce2" table:formula="of:=[Dados_2013.D15:.N15]" office:value-type="float" office:value="22892.4545454545" calcext:value-type="float">
            <text:p>22.892</text:p>
          </table:table-cell>
          <table:table-cell table:style-name="ce2" table:formula="of:=[Dados_2013.E15:.O15]" office:value-type="float" office:value="16340.0909090909" calcext:value-type="float">
            <text:p>16.340</text:p>
          </table:table-cell>
          <table:table-cell table:style-name="ce2" table:formula="of:=[Dados_2013.F15:.P15]" office:value-type="float" office:value="16599.2727272727" calcext:value-type="float">
            <text:p>16.599</text:p>
          </table:table-cell>
          <table:table-cell table:style-name="ce2" table:formula="of:=[Dados_2013.G15:.Q15]" office:value-type="float" office:value="30718.5454545455" calcext:value-type="float">
            <text:p>30.719</text:p>
          </table:table-cell>
          <table:table-cell table:style-name="ce2" table:formula="of:=[Dados_2013.H15:.R15]" office:value-type="float" office:value="25133.7272727273" calcext:value-type="float">
            <text:p>25.134</text:p>
          </table:table-cell>
          <table:table-cell table:style-name="ce2" table:formula="of:=[Dados_2013.I15:.S15]" office:value-type="float" office:value="26369.3636363636" calcext:value-type="float">
            <text:p>26.369</text:p>
          </table:table-cell>
          <table:table-cell table:style-name="ce2" table:formula="of:=[Dados_2013.J15:.T15]" office:value-type="float" office:value="58093.4545454545" calcext:value-type="float">
            <text:p>58.093</text:p>
          </table:table-cell>
          <table:table-cell table:style-name="ce2" table:formula="of:=[Dados_2013.K15:.U15]" office:value-type="float" office:value="10619.7272727273" calcext:value-type="float">
            <text:p>10.620</text:p>
          </table:table-cell>
          <table:table-cell table:style-name="ce2" table:formula="of:=[Dados_2013.L15:.V15]" office:value-type="float" office:value="7949.72727272727" calcext:value-type="float">
            <text:p>7.9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édia 2014</text:p>
          </table:table-cell>
          <table:table-cell table:style-name="ce2" table:formula="of:=[Dados_2014.B15]" office:value-type="float" office:value="18838.5" calcext:value-type="float">
            <text:p>18.839</text:p>
          </table:table-cell>
          <table:table-cell table:style-name="ce2" table:formula="of:=[Dados_2014.C15]" office:value-type="float" office:value="11218.3" calcext:value-type="float">
            <text:p>11.218</text:p>
          </table:table-cell>
          <table:table-cell table:style-name="ce2" table:formula="of:=[Dados_2014.D15]" office:value-type="float" office:value="24205.2" calcext:value-type="float">
            <text:p>24.205</text:p>
          </table:table-cell>
          <table:table-cell table:style-name="ce2" table:formula="of:=[Dados_2014.E15]" office:value-type="float" office:value="16507.7" calcext:value-type="float">
            <text:p>16.508</text:p>
          </table:table-cell>
          <table:table-cell table:style-name="ce2" table:formula="of:=[Dados_2014.F15]" office:value-type="float" office:value="15639.5" calcext:value-type="float">
            <text:p>15.640</text:p>
          </table:table-cell>
          <table:table-cell table:style-name="ce2" table:formula="of:=[Dados_2014.G15]" office:value-type="float" office:value="32192.1" calcext:value-type="float">
            <text:p>32.192</text:p>
          </table:table-cell>
          <table:table-cell table:style-name="ce2" table:formula="of:=[Dados_2014.H15]" office:value-type="float" office:value="25361.3" calcext:value-type="float">
            <text:p>25.361</text:p>
          </table:table-cell>
          <table:table-cell table:style-name="ce2" table:formula="of:=[Dados_2014.I15]" office:value-type="float" office:value="28463.7" calcext:value-type="float">
            <text:p>28.464</text:p>
          </table:table-cell>
          <table:table-cell table:style-name="ce2" table:formula="of:=[Dados_2014.J15]" office:value-type="float" office:value="58112.4" calcext:value-type="float">
            <text:p>58.112</text:p>
          </table:table-cell>
          <table:table-cell table:style-name="ce2" table:formula="of:=[Dados_2014.K15]" office:value-type="float" office:value="10557.6" calcext:value-type="float">
            <text:p>10.558</text:p>
          </table:table-cell>
          <table:table-cell table:style-name="ce2" table:formula="of:=[Dados_2014.L15]" office:value-type="float" office:value="7663.9" calcext:value-type="float">
            <text:p>7.6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édia 2015</text:p>
          </table:table-cell>
          <table:table-cell table:style-name="ce2" table:formula="of:=[Dados_2015.B15]" office:value-type="float" office:value="18150" calcext:value-type="float">
            <text:p>18.150</text:p>
          </table:table-cell>
          <table:table-cell table:style-name="ce2" table:formula="of:=[Dados_2015.C15]" office:value-type="float" office:value="12127.4" calcext:value-type="float">
            <text:p>12.127</text:p>
          </table:table-cell>
          <table:table-cell table:style-name="ce2" table:formula="of:=[Dados_2015.D15]" office:value-type="float" office:value="23940.2" calcext:value-type="float">
            <text:p>23.940</text:p>
          </table:table-cell>
          <table:table-cell table:style-name="ce2" table:formula="of:=[Dados_2015.E15]" office:value-type="float" office:value="15872.6" calcext:value-type="float">
            <text:p>15.873</text:p>
          </table:table-cell>
          <table:table-cell table:style-name="ce2" table:formula="of:=[Dados_2015.F15]" office:value-type="float" office:value="14820.4" calcext:value-type="float">
            <text:p>14.820</text:p>
          </table:table-cell>
          <table:table-cell table:style-name="ce2" table:formula="of:=[Dados_2015.G15]" office:value-type="float" office:value="31130.2" calcext:value-type="float">
            <text:p>31.130</text:p>
          </table:table-cell>
          <table:table-cell table:style-name="ce2" table:formula="of:=[Dados_2015.H15]" office:value-type="float" office:value="24238.4" calcext:value-type="float">
            <text:p>24.238</text:p>
          </table:table-cell>
          <table:table-cell table:style-name="ce2" table:formula="of:=[Dados_2015.I15]" office:value-type="float" office:value="28048.4" calcext:value-type="float">
            <text:p>28.048</text:p>
          </table:table-cell>
          <table:table-cell table:style-name="ce2" table:formula="of:=[Dados_2015.J15]" office:value-type="float" office:value="57864.4" calcext:value-type="float">
            <text:p>57.864</text:p>
          </table:table-cell>
          <table:table-cell table:style-name="ce2" table:formula="of:=[Dados_2015.K15]" office:value-type="float" office:value="9505.2" calcext:value-type="float">
            <text:p>9.505</text:p>
          </table:table-cell>
          <table:table-cell table:style-name="ce2" table:formula="of:=[Dados_2015.L15]" office:value-type="float" office:value="6872.4" calcext:value-type="float">
            <text:p>6.87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édia Geral</text:p>
          </table:table-cell>
          <table:table-cell table:style-name="ce3" table:formula="of:=AVERAGE([.B3:.B7])" office:value-type="float" office:value="17510.8381818182" calcext:value-type="float">
            <text:p>17.511</text:p>
          </table:table-cell>
          <table:table-cell table:style-name="ce3" table:formula="of:=AVERAGE([.C3:.C7])" office:value-type="float" office:value="9702.71818181818" calcext:value-type="float">
            <text:p>9.703</text:p>
          </table:table-cell>
          <table:table-cell table:style-name="ce3" table:formula="of:=AVERAGE([.D3:.D7])" office:value-type="float" office:value="22743.5375757576" calcext:value-type="float">
            <text:p>22.744</text:p>
          </table:table-cell>
          <table:table-cell table:style-name="ce3" table:formula="of:=AVERAGE([.E3:.E7])" office:value-type="float" office:value="16729.5515151515" calcext:value-type="float">
            <text:p>16.730</text:p>
          </table:table-cell>
          <table:table-cell table:style-name="ce3" table:formula="of:=AVERAGE([.F3:.F7])" office:value-type="float" office:value="16164.4145454545" calcext:value-type="float">
            <text:p>16.164</text:p>
          </table:table-cell>
          <table:table-cell table:style-name="ce3" table:formula="of:=AVERAGE([.G3:.G7])" office:value-type="float" office:value="30347.4090909091" calcext:value-type="float">
            <text:p>30.347</text:p>
          </table:table-cell>
          <table:table-cell table:style-name="ce3" table:formula="of:=AVERAGE([.H3:.H7])" office:value-type="float" office:value="23570.4387878788" calcext:value-type="float">
            <text:p>23.570</text:p>
          </table:table-cell>
          <table:table-cell table:style-name="ce3" table:formula="of:=AVERAGE([.I3:.I7])" office:value-type="float" office:value="25335.6727272727" calcext:value-type="float">
            <text:p>25.336</text:p>
          </table:table-cell>
          <table:table-cell table:style-name="ce3" table:formula="of:=AVERAGE([.J3:.J7])" office:value-type="float" office:value="54764.0175757576" calcext:value-type="float">
            <text:p>54.764</text:p>
          </table:table-cell>
          <table:table-cell table:style-name="ce3" table:formula="of:=AVERAGE([.K3:.K7])" office:value-type="float" office:value="10432.0987878788" calcext:value-type="float">
            <text:p>10.432</text:p>
          </table:table-cell>
          <table:table-cell table:style-name="ce3" table:formula="of:=AVERAGE([.L3:.L7])" office:value-type="float" office:value="7649.25878787879" calcext:value-type="float">
            <text:p>7.649</text:p>
          </table:table-cell>
          <table:table-cell table:style-name="ce8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" table:formula="of:=[Dados_2011.F25]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[Dados_2012.F25:.P25]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table:formula="of:=[Dados_2013.F25:.P25]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style-name="ce5" table:number-columns-repeated="4"/>
          <table:table-cell table:style-name="ce7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ce5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6" table:number-columns-repeated="5"/>
          <table:table-cell table:style-name="ce5" table:number-columns-repeated="2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ce6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6" table:number-columns-repeated="5"/>
          <table:table-cell table:number-columns-repeated="1015"/>
        </table:table-row>
      </table:table>
      <table:table table:name="Dados_2011" table:style-name="ta1"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12" table:default-cell-style-name="Default"/>
        <table:table-row table:style-name="ro1">
          <table:table-cell/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GMC</text:p>
          </table:table-cell>
          <table:table-cell table:style-name="Default" office:value-type="string" calcext:value-type="string">
            <text:p>AJO</text:p>
          </table:table-cell>
          <table:table-cell table:style-name="Default" office:value-type="string" calcext:value-type="string">
            <text:p>BRU</text:p>
          </table:table-cell>
          <table:table-cell table:style-name="Default" office:value-type="string" calcext:value-type="string">
            <text:p>HBR</text:p>
          </table:table-cell>
          <table:table-cell table:style-name="Default" office:value-type="string" calcext:value-type="string">
            <text:p>CJD</text:p>
          </table:table-cell>
          <table:table-cell table:style-name="Default" office:value-type="string" calcext:value-type="string">
            <text:p>VOL</text:p>
          </table:table-cell>
          <table:table-cell table:style-name="Default" office:value-type="string" calcext:value-type="string">
            <text:p>BRR</text:p>
          </table:table-cell>
          <table:table-cell table:style-name="Default" office:value-type="string" calcext:value-type="string">
            <text:p>MRB</text:p>
          </table:table-cell>
          <table:table-cell table:style-name="Default" office:value-type="string" calcext:value-type="string">
            <text:p>TMD</text:p>
          </table:table-cell>
          <table:table-cell table:style-name="Default" office:value-type="string" calcext:value-type="string">
            <text:p>IPG</text:p>
          </table:table-cell>
          <table:table-cell table:style-name="Default"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11-08-01" calcext:value-type="date">
            <text:p>agosto</text:p>
          </table:table-cell>
          <table:table-cell office:value-type="float" office:value="15933" calcext:value-type="float">
            <text:p>15.933</text:p>
          </table:table-cell>
          <table:table-cell office:value-type="float" office:value="7257" calcext:value-type="float">
            <text:p>7.257</text:p>
          </table:table-cell>
          <table:table-cell office:value-type="float" office:value="20928" calcext:value-type="float">
            <text:p>20.928</text:p>
          </table:table-cell>
          <table:table-cell office:value-type="float" office:value="19307" calcext:value-type="float">
            <text:p>19.307</text:p>
          </table:table-cell>
          <table:table-cell office:value-type="float" office:value="16831" calcext:value-type="float">
            <text:p>16.831</text:p>
          </table:table-cell>
          <table:table-cell office:value-type="float" office:value="24327" calcext:value-type="float">
            <text:p>24.327</text:p>
          </table:table-cell>
          <table:table-cell office:value-type="float" office:value="18968" calcext:value-type="float">
            <text:p>18.968</text:p>
          </table:table-cell>
          <table:table-cell office:value-type="float" office:value="18918" calcext:value-type="float">
            <text:p>18.918</text:p>
          </table:table-cell>
          <table:table-cell office:value-type="float" office:value="42194" calcext:value-type="float">
            <text:p>42.194</text:p>
          </table:table-cell>
          <table:table-cell office:value-type="float" office:value="10647" calcext:value-type="float">
            <text:p>10.647</text:p>
          </table:table-cell>
          <table:table-cell office:value-type="float" office:value="7806" calcext:value-type="float">
            <text:p>7.806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11-09-01" calcext:value-type="date">
            <text:p>setembro</text:p>
          </table:table-cell>
          <table:table-cell office:value-type="float" office:value="16539" calcext:value-type="float">
            <text:p>16.539</text:p>
          </table:table-cell>
          <table:table-cell office:value-type="float" office:value="7660" calcext:value-type="float">
            <text:p>7.660</text:p>
          </table:table-cell>
          <table:table-cell office:value-type="float" office:value="21297" calcext:value-type="float">
            <text:p>21.297</text:p>
          </table:table-cell>
          <table:table-cell office:value-type="float" office:value="19211" calcext:value-type="float">
            <text:p>19.211</text:p>
          </table:table-cell>
          <table:table-cell office:value-type="float" office:value="17072" calcext:value-type="float">
            <text:p>17.072</text:p>
          </table:table-cell>
          <table:table-cell office:value-type="float" office:value="25428" calcext:value-type="float">
            <text:p>25.428</text:p>
          </table:table-cell>
          <table:table-cell office:value-type="float" office:value="19920" calcext:value-type="float">
            <text:p>19.920</text:p>
          </table:table-cell>
          <table:table-cell office:value-type="float" office:value="20220" calcext:value-type="float">
            <text:p>20.220</text:p>
          </table:table-cell>
          <table:table-cell office:value-type="float" office:value="47020" calcext:value-type="float">
            <text:p>47.020</text:p>
          </table:table-cell>
          <table:table-cell office:value-type="float" office:value="10869" calcext:value-type="float">
            <text:p>10.869</text:p>
          </table:table-cell>
          <table:table-cell office:value-type="float" office:value="7940" calcext:value-type="float">
            <text:p>7.940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11-10-01" calcext:value-type="date">
            <text:p>outubro</text:p>
          </table:table-cell>
          <table:table-cell office:value-type="float" office:value="16630" calcext:value-type="float">
            <text:p>16.630</text:p>
          </table:table-cell>
          <table:table-cell office:value-type="float" office:value="7912" calcext:value-type="float">
            <text:p>7.912</text:p>
          </table:table-cell>
          <table:table-cell office:value-type="float" office:value="21608" calcext:value-type="float">
            <text:p>21.608</text:p>
          </table:table-cell>
          <table:table-cell office:value-type="float" office:value="18833" calcext:value-type="float">
            <text:p>18.833</text:p>
          </table:table-cell>
          <table:table-cell office:value-type="float" office:value="17476" calcext:value-type="float">
            <text:p>17.476</text:p>
          </table:table-cell>
          <table:table-cell office:value-type="float" office:value="28169" calcext:value-type="float">
            <text:p>28.169</text:p>
          </table:table-cell>
          <table:table-cell office:value-type="float" office:value="21281" calcext:value-type="float">
            <text:p>21.281</text:p>
          </table:table-cell>
          <table:table-cell office:value-type="float" office:value="21527" calcext:value-type="float">
            <text:p>21.527</text:p>
          </table:table-cell>
          <table:table-cell office:value-type="float" office:value="47251" calcext:value-type="float">
            <text:p>47.251</text:p>
          </table:table-cell>
          <table:table-cell office:value-type="float" office:value="10932" calcext:value-type="float">
            <text:p>10.932</text:p>
          </table:table-cell>
          <table:table-cell office:value-type="float" office:value="7941" calcext:value-type="float">
            <text:p>7.941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11-11-01" calcext:value-type="date">
            <text:p>novembro</text:p>
          </table:table-cell>
          <table:table-cell office:value-type="float" office:value="16737" calcext:value-type="float">
            <text:p>16.737</text:p>
          </table:table-cell>
          <table:table-cell office:value-type="float" office:value="8405" calcext:value-type="float">
            <text:p>8.405</text:p>
          </table:table-cell>
          <table:table-cell office:value-type="float" office:value="21982" calcext:value-type="float">
            <text:p>21.982</text:p>
          </table:table-cell>
          <table:table-cell office:value-type="float" office:value="18705" calcext:value-type="float">
            <text:p>18.705</text:p>
          </table:table-cell>
          <table:table-cell office:value-type="float" office:value="17522" calcext:value-type="float">
            <text:p>17.522</text:p>
          </table:table-cell>
          <table:table-cell office:value-type="float" office:value="28347" calcext:value-type="float">
            <text:p>28.347</text:p>
          </table:table-cell>
          <table:table-cell office:value-type="float" office:value="21911" calcext:value-type="float">
            <text:p>21.911</text:p>
          </table:table-cell>
          <table:table-cell office:value-type="float" office:value="22096" calcext:value-type="float">
            <text:p>22.096</text:p>
          </table:table-cell>
          <table:table-cell office:value-type="float" office:value="49793" calcext:value-type="float">
            <text:p>49.793</text:p>
          </table:table-cell>
          <table:table-cell office:value-type="float" office:value="11537" calcext:value-type="float">
            <text:p>11.537</text:p>
          </table:table-cell>
          <table:table-cell office:value-type="float" office:value="7890" calcext:value-type="float">
            <text:p>7.890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11-12-01" calcext:value-type="date">
            <text:p>dezembro</text:p>
          </table:table-cell>
          <table:table-cell office:value-type="float" office:value="15534" calcext:value-type="float">
            <text:p>15.534</text:p>
          </table:table-cell>
          <table:table-cell office:value-type="float" office:value="8485" calcext:value-type="float">
            <text:p>8.485</text:p>
          </table:table-cell>
          <table:table-cell office:value-type="float" office:value="20695" calcext:value-type="float">
            <text:p>20.695</text:p>
          </table:table-cell>
          <table:table-cell office:value-type="float" office:value="16765" calcext:value-type="float">
            <text:p>16.765</text:p>
          </table:table-cell>
          <table:table-cell office:value-type="float" office:value="15456" calcext:value-type="float">
            <text:p>15.456</text:p>
          </table:table-cell>
          <table:table-cell office:value-type="float" office:value="23545" calcext:value-type="float">
            <text:p>23.545</text:p>
          </table:table-cell>
          <table:table-cell office:value-type="float" office:value="19048" calcext:value-type="float">
            <text:p>19.048</text:p>
          </table:table-cell>
          <table:table-cell office:value-type="float" office:value="20696" calcext:value-type="float">
            <text:p>20.696</text:p>
          </table:table-cell>
          <table:table-cell office:value-type="float" office:value="43597" calcext:value-type="float">
            <text:p>43.597</text:p>
          </table:table-cell>
          <table:table-cell office:value-type="float" office:value="10514" calcext:value-type="float">
            <text:p>10.514</text:p>
          </table:table-cell>
          <table:table-cell office:value-type="float" office:value="6866" calcext:value-type="float">
            <text:p>6.866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3" table:formula="of:=AVERAGE([.B3:.B14])" office:value-type="float" office:value="16274.6" calcext:value-type="float">
            <text:p>16.275</text:p>
          </table:table-cell>
          <table:table-cell table:style-name="ce3" table:formula="of:=AVERAGE([.C3:.C14])" office:value-type="float" office:value="7943.8" calcext:value-type="float">
            <text:p>7.944</text:p>
          </table:table-cell>
          <table:table-cell table:style-name="ce3" table:formula="of:=AVERAGE([.D3:.D14])" office:value-type="float" office:value="21302" calcext:value-type="float">
            <text:p>21.302</text:p>
          </table:table-cell>
          <table:table-cell table:style-name="ce3" table:formula="of:=AVERAGE([.E3:.E14])" office:value-type="float" office:value="18564.2" calcext:value-type="float">
            <text:p>18.564</text:p>
          </table:table-cell>
          <table:table-cell table:style-name="ce3" table:formula="of:=AVERAGE([.F3:.F14])" office:value-type="float" office:value="16871.4" calcext:value-type="float">
            <text:p>16.871</text:p>
          </table:table-cell>
          <table:table-cell table:style-name="ce3" table:formula="of:=AVERAGE([.G3:.G14])" office:value-type="float" office:value="25963.2" calcext:value-type="float">
            <text:p>25.963</text:p>
          </table:table-cell>
          <table:table-cell table:style-name="ce3" table:formula="of:=AVERAGE([.H3:.H14])" office:value-type="float" office:value="20225.6" calcext:value-type="float">
            <text:p>20.226</text:p>
          </table:table-cell>
          <table:table-cell table:style-name="ce3" table:formula="of:=AVERAGE([.I3:.I14])" office:value-type="float" office:value="20691.4" calcext:value-type="float">
            <text:p>20.691</text:p>
          </table:table-cell>
          <table:table-cell table:style-name="ce3" table:formula="of:=AVERAGE([.J3:.J14])" office:value-type="float" office:value="45971" calcext:value-type="float">
            <text:p>45.971</text:p>
          </table:table-cell>
          <table:table-cell table:style-name="ce3" table:formula="of:=AVERAGE([.K3:.K14])" office:value-type="float" office:value="10899.8" calcext:value-type="float">
            <text:p>10.900</text:p>
          </table:table-cell>
          <table:table-cell table:style-name="ce3" table:formula="of:=AVERAGE([.L3:.L14])" office:value-type="float" office:value="7688.6" calcext:value-type="float">
            <text:p>7.689</text:p>
          </table:table-cell>
          <table:table-cell table:style-name="ce8" table:number-columns-repeated="1012"/>
        </table:table-row>
      </table:table>
      <table:table table:name="Dados_2012" table:style-name="ta1">
        <table:table-column table:style-name="co1" table:default-cell-style-name="ce9"/>
        <table:table-column table:style-name="co1" table:number-columns-repeated="11" table:default-cell-style-name="ce4"/>
        <table:table-column table:style-name="co1" table:number-columns-repeated="1012" table:default-cell-style-name="Default"/>
        <table:table-row table:style-name="ro1">
          <table:table-cell table:style-name="Default"/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GMC</text:p>
          </table:table-cell>
          <table:table-cell table:style-name="Default" office:value-type="string" calcext:value-type="string">
            <text:p>AJO</text:p>
          </table:table-cell>
          <table:table-cell table:style-name="Default" office:value-type="string" calcext:value-type="string">
            <text:p>BRU</text:p>
          </table:table-cell>
          <table:table-cell table:style-name="Default" office:value-type="string" calcext:value-type="string">
            <text:p>HBR</text:p>
          </table:table-cell>
          <table:table-cell table:style-name="Default" office:value-type="string" calcext:value-type="string">
            <text:p>CJD</text:p>
          </table:table-cell>
          <table:table-cell table:style-name="Default" office:value-type="string" calcext:value-type="string">
            <text:p>VOL</text:p>
          </table:table-cell>
          <table:table-cell table:style-name="Default" office:value-type="string" calcext:value-type="string">
            <text:p>BRR</text:p>
          </table:table-cell>
          <table:table-cell table:style-name="Default" office:value-type="string" calcext:value-type="string">
            <text:p>MRB</text:p>
          </table:table-cell>
          <table:table-cell table:style-name="Default" office:value-type="string" calcext:value-type="string">
            <text:p>TMD</text:p>
          </table:table-cell>
          <table:table-cell table:style-name="Default" office:value-type="string" calcext:value-type="string">
            <text:p>IPG</text:p>
          </table:table-cell>
          <table:table-cell table:style-name="Default"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office:value-type="date" office:date-value="2012-04-01" calcext:value-type="date">
            <text:p>abril</text:p>
          </table:table-cell>
          <table:table-cell office:value-type="float" office:value="16630" calcext:value-type="float">
            <text:p>16.630</text:p>
          </table:table-cell>
          <table:table-cell office:value-type="float" office:value="8150" calcext:value-type="float">
            <text:p>8.150</text:p>
          </table:table-cell>
          <table:table-cell office:value-type="float" office:value="21654" calcext:value-type="float">
            <text:p>21.654</text:p>
          </table:table-cell>
          <table:table-cell office:value-type="float" office:value="16260" calcext:value-type="float">
            <text:p>16.260</text:p>
          </table:table-cell>
          <table:table-cell office:value-type="float" office:value="16519" calcext:value-type="float">
            <text:p>16.519</text:p>
          </table:table-cell>
          <table:table-cell office:value-type="float" office:value="31992" calcext:value-type="float">
            <text:p>31.992</text:p>
          </table:table-cell>
          <table:table-cell office:value-type="float" office:value="22099" calcext:value-type="float">
            <text:p>22.099</text:p>
          </table:table-cell>
          <table:table-cell office:value-type="float" office:value="22744" calcext:value-type="float">
            <text:p>22.744</text:p>
          </table:table-cell>
          <table:table-cell office:value-type="float" office:value="51301" calcext:value-type="float">
            <text:p>51.301</text:p>
          </table:table-cell>
          <table:table-cell office:value-type="float" office:value="10519" calcext:value-type="float">
            <text:p>10.519</text:p>
          </table:table-cell>
          <table:table-cell office:value-type="float" office:value="7958" calcext:value-type="float">
            <text:p>7.958</text:p>
          </table:table-cell>
          <table:table-cell table:number-columns-repeated="1012"/>
        </table:table-row>
        <table:table-row table:style-name="ro1">
          <table:table-cell office:value-type="date" office:date-value="2012-05-01" calcext:value-type="date">
            <text:p>maio</text:p>
          </table:table-cell>
          <table:table-cell office:value-type="float" office:value="16989" calcext:value-type="float">
            <text:p>16.989</text:p>
          </table:table-cell>
          <table:table-cell office:value-type="float" office:value="8206" calcext:value-type="float">
            <text:p>8.206</text:p>
          </table:table-cell>
          <table:table-cell office:value-type="float" office:value="21721" calcext:value-type="float">
            <text:p>21.721</text:p>
          </table:table-cell>
          <table:table-cell office:value-type="float" office:value="16426" calcext:value-type="float">
            <text:p>16.426</text:p>
          </table:table-cell>
          <table:table-cell office:value-type="float" office:value="16752" calcext:value-type="float">
            <text:p>16.752</text:p>
          </table:table-cell>
          <table:table-cell office:value-type="float" office:value="30395" calcext:value-type="float">
            <text:p>30.395</text:p>
          </table:table-cell>
          <table:table-cell office:value-type="float" office:value="22544" calcext:value-type="float">
            <text:p>22.544</text:p>
          </table:table-cell>
          <table:table-cell office:value-type="float" office:value="22940" calcext:value-type="float">
            <text:p>22.940</text:p>
          </table:table-cell>
          <table:table-cell office:value-type="float" office:value="50133" calcext:value-type="float">
            <text:p>50.133</text:p>
          </table:table-cell>
          <table:table-cell office:value-type="float" office:value="10640" calcext:value-type="float">
            <text:p>10.640</text:p>
          </table:table-cell>
          <table:table-cell office:value-type="float" office:value="8067" calcext:value-type="float">
            <text:p>8.067</text:p>
          </table:table-cell>
          <table:table-cell table:number-columns-repeated="1012"/>
        </table:table-row>
        <table:table-row table:style-name="ro1">
          <table:table-cell office:value-type="date" office:date-value="2012-07-01" calcext:value-type="date">
            <text:p>julho</text:p>
          </table:table-cell>
          <table:table-cell office:value-type="float" office:value="15846" calcext:value-type="float">
            <text:p>15.846</text:p>
          </table:table-cell>
          <table:table-cell office:value-type="float" office:value="7769" calcext:value-type="float">
            <text:p>7.769</text:p>
          </table:table-cell>
          <table:table-cell office:value-type="float" office:value="20881" calcext:value-type="float">
            <text:p>20.881</text:p>
          </table:table-cell>
          <table:table-cell office:value-type="float" office:value="16214" calcext:value-type="float">
            <text:p>16.214</text:p>
          </table:table-cell>
          <table:table-cell office:value-type="float" office:value="17043" calcext:value-type="float">
            <text:p>17.043</text:p>
          </table:table-cell>
          <table:table-cell office:value-type="float" office:value="28943" calcext:value-type="float">
            <text:p>28.943</text:p>
          </table:table-cell>
          <table:table-cell office:value-type="float" office:value="22673" calcext:value-type="float">
            <text:p>22.673</text:p>
          </table:table-cell>
          <table:table-cell office:value-type="float" office:value="22697" calcext:value-type="float">
            <text:p>22.697</text:p>
          </table:table-cell>
          <table:table-cell office:value-type="float" office:value="53880" calcext:value-type="float">
            <text:p>53.880</text:p>
          </table:table-cell>
          <table:table-cell office:value-type="float" office:value="10512" calcext:value-type="float">
            <text:p>10.512</text:p>
          </table:table-cell>
          <table:table-cell office:value-type="float" office:value="7872" calcext:value-type="float">
            <text:p>7.872</text:p>
          </table:table-cell>
          <table:table-cell table:number-columns-repeated="1012"/>
        </table:table-row>
        <table:table-row table:style-name="ro1">
          <table:table-cell office:value-type="date" office:date-value="2012-08-01" calcext:value-type="date">
            <text:p>agosto</text:p>
          </table:table-cell>
          <table:table-cell office:value-type="float" office:value="15509" calcext:value-type="float">
            <text:p>15.509</text:p>
          </table:table-cell>
          <table:table-cell office:value-type="float" office:value="7755" calcext:value-type="float">
            <text:p>7.755</text:p>
          </table:table-cell>
          <table:table-cell office:value-type="float" office:value="20013" calcext:value-type="float">
            <text:p>20.013</text:p>
          </table:table-cell>
          <table:table-cell office:value-type="float" office:value="15683" calcext:value-type="float">
            <text:p>15.683</text:p>
          </table:table-cell>
          <table:table-cell office:value-type="float" office:value="16025" calcext:value-type="float">
            <text:p>16.025</text:p>
          </table:table-cell>
          <table:table-cell office:value-type="float" office:value="30322" calcext:value-type="float">
            <text:p>30.322</text:p>
          </table:table-cell>
          <table:table-cell office:value-type="float" office:value="22301" calcext:value-type="float">
            <text:p>22.301</text:p>
          </table:table-cell>
          <table:table-cell office:value-type="float" office:value="21641" calcext:value-type="float">
            <text:p>21.641</text:p>
          </table:table-cell>
          <table:table-cell office:value-type="float" office:value="52945" calcext:value-type="float">
            <text:p>52.945</text:p>
          </table:table-cell>
          <table:table-cell office:value-type="float" office:value="10486" calcext:value-type="float">
            <text:p>10.486</text:p>
          </table:table-cell>
          <table:table-cell office:value-type="float" office:value="7725" calcext:value-type="float">
            <text:p>7.725</text:p>
          </table:table-cell>
          <table:table-cell table:number-columns-repeated="1012"/>
        </table:table-row>
        <table:table-row table:style-name="ro1">
          <table:table-cell office:value-type="date" office:date-value="2012-09-01" calcext:value-type="date">
            <text:p>setembro</text:p>
          </table:table-cell>
          <table:table-cell office:value-type="float" office:value="17167" calcext:value-type="float">
            <text:p>17.167</text:p>
          </table:table-cell>
          <table:table-cell office:value-type="float" office:value="8095" calcext:value-type="float">
            <text:p>8.095</text:p>
          </table:table-cell>
          <table:table-cell office:value-type="float" office:value="21943" calcext:value-type="float">
            <text:p>21.943</text:p>
          </table:table-cell>
          <table:table-cell office:value-type="float" office:value="16775" calcext:value-type="float">
            <text:p>16.775</text:p>
          </table:table-cell>
          <table:table-cell office:value-type="float" office:value="17633" calcext:value-type="float">
            <text:p>17.633</text:p>
          </table:table-cell>
          <table:table-cell office:value-type="float" office:value="34034" calcext:value-type="float">
            <text:p>34.034</text:p>
          </table:table-cell>
          <table:table-cell office:value-type="float" office:value="23822" calcext:value-type="float">
            <text:p>23.822</text:p>
          </table:table-cell>
          <table:table-cell office:value-type="float" office:value="24414" calcext:value-type="float">
            <text:p>24.414</text:p>
          </table:table-cell>
          <table:table-cell office:value-type="float" office:value="56911" calcext:value-type="float">
            <text:p>56.911</text:p>
          </table:table-cell>
          <table:table-cell office:value-type="float" office:value="10747" calcext:value-type="float">
            <text:p>10.747</text:p>
          </table:table-cell>
          <table:table-cell office:value-type="float" office:value="8379" calcext:value-type="float">
            <text:p>8.379</text:p>
          </table:table-cell>
          <table:table-cell table:number-columns-repeated="1012"/>
        </table:table-row>
        <table:table-row table:style-name="ro1">
          <table:table-cell office:value-type="date" office:date-value="2012-10-01" calcext:value-type="date">
            <text:p>outubro</text:p>
          </table:table-cell>
          <table:table-cell office:value-type="float" office:value="17495" calcext:value-type="float">
            <text:p>17.495</text:p>
          </table:table-cell>
          <table:table-cell office:value-type="float" office:value="8247" calcext:value-type="float">
            <text:p>8.247</text:p>
          </table:table-cell>
          <table:table-cell office:value-type="float" office:value="22055" calcext:value-type="float">
            <text:p>22.055</text:p>
          </table:table-cell>
          <table:table-cell office:value-type="float" office:value="16821" calcext:value-type="float">
            <text:p>16.821</text:p>
          </table:table-cell>
          <table:table-cell office:value-type="float" office:value="17377" calcext:value-type="float">
            <text:p>17.377</text:p>
          </table:table-cell>
          <table:table-cell office:value-type="float" office:value="34712" calcext:value-type="float">
            <text:p>34.712</text:p>
          </table:table-cell>
          <table:table-cell office:value-type="float" office:value="23920" calcext:value-type="float">
            <text:p>23.920</text:p>
          </table:table-cell>
          <table:table-cell office:value-type="float" office:value="24197" calcext:value-type="float">
            <text:p>24.197</text:p>
          </table:table-cell>
          <table:table-cell office:value-type="float" office:value="57503" calcext:value-type="float">
            <text:p>57.503</text:p>
          </table:table-cell>
          <table:table-cell office:value-type="float" office:value="10565" calcext:value-type="float">
            <text:p>10.565</text:p>
          </table:table-cell>
          <table:table-cell office:value-type="float" office:value="8429" calcext:value-type="float">
            <text:p>8.429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3" table:formula="of:=AVERAGE([.B3:.B14])" office:value-type="float" office:value="16606" calcext:value-type="float">
            <text:p>16.606</text:p>
          </table:table-cell>
          <table:table-cell table:style-name="ce3" table:formula="of:=AVERAGE([.C3:.C14])" office:value-type="float" office:value="8037" calcext:value-type="float">
            <text:p>8.037</text:p>
          </table:table-cell>
          <table:table-cell table:style-name="ce3" table:formula="of:=AVERAGE([.D3:.D14])" office:value-type="float" office:value="21377.8333333333" calcext:value-type="float">
            <text:p>21.378</text:p>
          </table:table-cell>
          <table:table-cell table:style-name="ce3" table:formula="of:=AVERAGE([.E3:.E14])" office:value-type="float" office:value="16363.1666666667" calcext:value-type="float">
            <text:p>16.363</text:p>
          </table:table-cell>
          <table:table-cell table:style-name="ce3" table:formula="of:=AVERAGE([.F3:.F14])" office:value-type="float" office:value="16891.5" calcext:value-type="float">
            <text:p>16.892</text:p>
          </table:table-cell>
          <table:table-cell table:style-name="ce3" table:formula="of:=AVERAGE([.G3:.G14])" office:value-type="float" office:value="31733" calcext:value-type="float">
            <text:p>31.733</text:p>
          </table:table-cell>
          <table:table-cell table:style-name="ce3" table:formula="of:=AVERAGE([.H3:.H14])" office:value-type="float" office:value="22893.1666666667" calcext:value-type="float">
            <text:p>22.893</text:p>
          </table:table-cell>
          <table:table-cell table:style-name="ce3" table:formula="of:=AVERAGE([.I3:.I14])" office:value-type="float" office:value="23105.5" calcext:value-type="float">
            <text:p>23.106</text:p>
          </table:table-cell>
          <table:table-cell table:style-name="ce3" table:formula="of:=AVERAGE([.J3:.J14])" office:value-type="float" office:value="53778.8333333333" calcext:value-type="float">
            <text:p>53.779</text:p>
          </table:table-cell>
          <table:table-cell table:style-name="ce3" table:formula="of:=AVERAGE([.K3:.K14])" office:value-type="float" office:value="10578.1666666667" calcext:value-type="float">
            <text:p>10.578</text:p>
          </table:table-cell>
          <table:table-cell table:style-name="ce3" table:formula="of:=AVERAGE([.L3:.L14])" office:value-type="float" office:value="8071.66666666667" calcext:value-type="float">
            <text:p>8.072</text:p>
          </table:table-cell>
          <table:table-cell table:style-name="ce8" table:number-columns-repeated="1012"/>
        </table:table-row>
      </table:table>
      <table:table table:name="Dados_2013" table:style-name="ta1">
        <table:table-column table:style-name="co1" table:default-cell-style-name="ce9"/>
        <table:table-column table:style-name="co1" table:number-columns-repeated="11" table:default-cell-style-name="ce4"/>
        <table:table-column table:style-name="co1" table:number-columns-repeated="1012" table:default-cell-style-name="Default"/>
        <table:table-row table:style-name="ro1">
          <table:table-cell table:style-name="Default"/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GMC</text:p>
          </table:table-cell>
          <table:table-cell table:style-name="Default" office:value-type="string" calcext:value-type="string">
            <text:p>AJO</text:p>
          </table:table-cell>
          <table:table-cell table:style-name="Default" office:value-type="string" calcext:value-type="string">
            <text:p>BRU</text:p>
          </table:table-cell>
          <table:table-cell table:style-name="Default" office:value-type="string" calcext:value-type="string">
            <text:p>HBR</text:p>
          </table:table-cell>
          <table:table-cell table:style-name="Default" office:value-type="string" calcext:value-type="string">
            <text:p>CJD</text:p>
          </table:table-cell>
          <table:table-cell table:style-name="Default" office:value-type="string" calcext:value-type="string">
            <text:p>VOL</text:p>
          </table:table-cell>
          <table:table-cell table:style-name="Default" office:value-type="string" calcext:value-type="string">
            <text:p>BRR</text:p>
          </table:table-cell>
          <table:table-cell table:style-name="Default" office:value-type="string" calcext:value-type="string">
            <text:p>MRB</text:p>
          </table:table-cell>
          <table:table-cell table:style-name="Default" office:value-type="string" calcext:value-type="string">
            <text:p>TMD</text:p>
          </table:table-cell>
          <table:table-cell table:style-name="Default" office:value-type="string" calcext:value-type="string">
            <text:p>IPG</text:p>
          </table:table-cell>
          <table:table-cell table:style-name="Default"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office:value-type="date" office:date-value="2013-01-01" calcext:value-type="date">
            <text:p>janeiro</text:p>
          </table:table-cell>
          <table:table-cell office:value-type="float" office:value="15289" calcext:value-type="float">
            <text:p>15.289</text:p>
          </table:table-cell>
          <table:table-cell office:value-type="float" office:value="8036" calcext:value-type="float">
            <text:p>8.036</text:p>
          </table:table-cell>
          <table:table-cell office:value-type="float" office:value="19717" calcext:value-type="float">
            <text:p>19.717</text:p>
          </table:table-cell>
          <table:table-cell office:value-type="float" office:value="15074" calcext:value-type="float">
            <text:p>15.074</text:p>
          </table:table-cell>
          <table:table-cell office:value-type="float" office:value="15287" calcext:value-type="float">
            <text:p>15.287</text:p>
          </table:table-cell>
          <table:table-cell office:value-type="float" office:value="26392" calcext:value-type="float">
            <text:p>26.392</text:p>
          </table:table-cell>
          <table:table-cell office:value-type="float" office:value="20986" calcext:value-type="float">
            <text:p>20.986</text:p>
          </table:table-cell>
          <table:table-cell office:value-type="float" office:value="23016" calcext:value-type="float">
            <text:p>23.016</text:p>
          </table:table-cell>
          <table:table-cell office:value-type="float" office:value="47958" calcext:value-type="float">
            <text:p>47.958</text:p>
          </table:table-cell>
          <table:table-cell office:value-type="float" office:value="9113" calcext:value-type="float">
            <text:p>9.113</text:p>
          </table:table-cell>
          <table:table-cell office:value-type="float" office:value="6648" calcext:value-type="float">
            <text:p>6.648</text:p>
          </table:table-cell>
          <table:table-cell table:number-columns-repeated="1012"/>
        </table:table-row>
        <table:table-row table:style-name="ro1">
          <table:table-cell office:value-type="date" office:date-value="2013-02-01" calcext:value-type="date">
            <text:p>fevereiro</text:p>
          </table:table-cell>
          <table:table-cell office:value-type="float" office:value="15335" calcext:value-type="float">
            <text:p>15.335</text:p>
          </table:table-cell>
          <table:table-cell office:value-type="float" office:value="7774" calcext:value-type="float">
            <text:p>7.774</text:p>
          </table:table-cell>
          <table:table-cell office:value-type="float" office:value="19996" calcext:value-type="float">
            <text:p>19.996</text:p>
          </table:table-cell>
          <table:table-cell office:value-type="float" office:value="14836" calcext:value-type="float">
            <text:p>14.836</text:p>
          </table:table-cell>
          <table:table-cell office:value-type="float" office:value="14400" calcext:value-type="float">
            <text:p>14.400</text:p>
          </table:table-cell>
          <table:table-cell office:value-type="float" office:value="26863" calcext:value-type="float">
            <text:p>26.863</text:p>
          </table:table-cell>
          <table:table-cell office:value-type="float" office:value="21525" calcext:value-type="float">
            <text:p>21.525</text:p>
          </table:table-cell>
          <table:table-cell office:value-type="float" office:value="21899" calcext:value-type="float">
            <text:p>21.899</text:p>
          </table:table-cell>
          <table:table-cell office:value-type="float" office:value="50618" calcext:value-type="float">
            <text:p>50.618</text:p>
          </table:table-cell>
          <table:table-cell office:value-type="float" office:value="9663" calcext:value-type="float">
            <text:p>9.663</text:p>
          </table:table-cell>
          <table:table-cell office:value-type="float" office:value="7032" calcext:value-type="float">
            <text:p>7.032</text:p>
          </table:table-cell>
          <table:table-cell table:number-columns-repeated="1012"/>
        </table:table-row>
        <table:table-row table:style-name="ro1">
          <table:table-cell office:value-type="date" office:date-value="2013-03-01" calcext:value-type="date">
            <text:p>março</text:p>
          </table:table-cell>
          <table:table-cell office:value-type="float" office:value="18127" calcext:value-type="float">
            <text:p>18.127</text:p>
          </table:table-cell>
          <table:table-cell office:value-type="float" office:value="9168" calcext:value-type="float">
            <text:p>9.168</text:p>
          </table:table-cell>
          <table:table-cell office:value-type="float" office:value="24050" calcext:value-type="float">
            <text:p>24.050</text:p>
          </table:table-cell>
          <table:table-cell office:value-type="float" office:value="17256" calcext:value-type="float">
            <text:p>17.256</text:p>
          </table:table-cell>
          <table:table-cell office:value-type="float" office:value="17905" calcext:value-type="float">
            <text:p>17.905</text:p>
          </table:table-cell>
          <table:table-cell office:value-type="float" office:value="31442" calcext:value-type="float">
            <text:p>31.442</text:p>
          </table:table-cell>
          <table:table-cell office:value-type="float" office:value="25942" calcext:value-type="float">
            <text:p>25.942</text:p>
          </table:table-cell>
          <table:table-cell office:value-type="float" office:value="27936" calcext:value-type="float">
            <text:p>27.936</text:p>
          </table:table-cell>
          <table:table-cell office:value-type="float" office:value="60509" calcext:value-type="float">
            <text:p>60.509</text:p>
          </table:table-cell>
          <table:table-cell office:value-type="float" office:value="10963" calcext:value-type="float">
            <text:p>10.963</text:p>
          </table:table-cell>
          <table:table-cell office:value-type="float" office:value="8546" calcext:value-type="float">
            <text:p>8.546</text:p>
          </table:table-cell>
          <table:table-cell table:number-columns-repeated="1012"/>
        </table:table-row>
        <table:table-row table:style-name="ro1">
          <table:table-cell office:value-type="date" office:date-value="2013-04-01" calcext:value-type="date">
            <text:p>abril</text:p>
          </table:table-cell>
          <table:table-cell office:value-type="float" office:value="18187" calcext:value-type="float">
            <text:p>18.187</text:p>
          </table:table-cell>
          <table:table-cell office:value-type="float" office:value="9118" calcext:value-type="float">
            <text:p>9.118</text:p>
          </table:table-cell>
          <table:table-cell office:value-type="float" office:value="23637" calcext:value-type="float">
            <text:p>23.637</text:p>
          </table:table-cell>
          <table:table-cell office:value-type="float" office:value="17277" calcext:value-type="float">
            <text:p>17.277</text:p>
          </table:table-cell>
          <table:table-cell office:value-type="float" office:value="17807" calcext:value-type="float">
            <text:p>17.807</text:p>
          </table:table-cell>
          <table:table-cell office:value-type="float" office:value="31686" calcext:value-type="float">
            <text:p>31.686</text:p>
          </table:table-cell>
          <table:table-cell office:value-type="float" office:value="26064" calcext:value-type="float">
            <text:p>26.064</text:p>
          </table:table-cell>
          <table:table-cell office:value-type="float" office:value="27906" calcext:value-type="float">
            <text:p>27.906</text:p>
          </table:table-cell>
          <table:table-cell office:value-type="float" office:value="60257" calcext:value-type="float">
            <text:p>60.257</text:p>
          </table:table-cell>
          <table:table-cell office:value-type="float" office:value="10929" calcext:value-type="float">
            <text:p>10.929</text:p>
          </table:table-cell>
          <table:table-cell office:value-type="float" office:value="8519" calcext:value-type="float">
            <text:p>8.519</text:p>
          </table:table-cell>
          <table:table-cell table:number-columns-repeated="1012"/>
        </table:table-row>
        <table:table-row table:style-name="ro1">
          <table:table-cell office:value-type="date" office:date-value="2013-05-01" calcext:value-type="date">
            <text:p>maio</text:p>
          </table:table-cell>
          <table:table-cell office:value-type="float" office:value="18460" calcext:value-type="float">
            <text:p>18.460</text:p>
          </table:table-cell>
          <table:table-cell office:value-type="float" office:value="9247" calcext:value-type="float">
            <text:p>9.247</text:p>
          </table:table-cell>
          <table:table-cell office:value-type="float" office:value="23934" calcext:value-type="float">
            <text:p>23.934</text:p>
          </table:table-cell>
          <table:table-cell office:value-type="float" office:value="17115" calcext:value-type="float">
            <text:p>17.115</text:p>
          </table:table-cell>
          <table:table-cell office:value-type="float" office:value="17674" calcext:value-type="float">
            <text:p>17.674</text:p>
          </table:table-cell>
          <table:table-cell office:value-type="float" office:value="31605" calcext:value-type="float">
            <text:p>31.605</text:p>
          </table:table-cell>
          <table:table-cell office:value-type="float" office:value="26232" calcext:value-type="float">
            <text:p>26.232</text:p>
          </table:table-cell>
          <table:table-cell office:value-type="float" office:value="27876" calcext:value-type="float">
            <text:p>27.876</text:p>
          </table:table-cell>
          <table:table-cell office:value-type="float" office:value="60378" calcext:value-type="float">
            <text:p>60.378</text:p>
          </table:table-cell>
          <table:table-cell office:value-type="float" office:value="10984" calcext:value-type="float">
            <text:p>10.984</text:p>
          </table:table-cell>
          <table:table-cell office:value-type="float" office:value="8494" calcext:value-type="float">
            <text:p>8.494</text:p>
          </table:table-cell>
          <table:table-cell table:number-columns-repeated="1012"/>
        </table:table-row>
        <table:table-row table:style-name="ro1">
          <table:table-cell office:value-type="date" office:date-value="2013-07-01" calcext:value-type="date">
            <text:p>julho</text:p>
          </table:table-cell>
          <table:table-cell office:value-type="float" office:value="17821" calcext:value-type="float">
            <text:p>17.821</text:p>
          </table:table-cell>
          <table:table-cell office:value-type="float" office:value="9373" calcext:value-type="float">
            <text:p>9.373</text:p>
          </table:table-cell>
          <table:table-cell office:value-type="float" office:value="22651" calcext:value-type="float">
            <text:p>22.651</text:p>
          </table:table-cell>
          <table:table-cell office:value-type="float" office:value="15558" calcext:value-type="float">
            <text:p>15.558</text:p>
          </table:table-cell>
          <table:table-cell office:value-type="float" office:value="16312" calcext:value-type="float">
            <text:p>16.312</text:p>
          </table:table-cell>
          <table:table-cell office:value-type="float" office:value="30706" calcext:value-type="float">
            <text:p>30.706</text:p>
          </table:table-cell>
          <table:table-cell office:value-type="float" office:value="25087" calcext:value-type="float">
            <text:p>25.087</text:p>
          </table:table-cell>
          <table:table-cell office:value-type="float" office:value="25958" calcext:value-type="float">
            <text:p>25.958</text:p>
          </table:table-cell>
          <table:table-cell office:value-type="float" office:value="60505" calcext:value-type="float">
            <text:p>60.505</text:p>
          </table:table-cell>
          <table:table-cell office:value-type="float" office:value="10588" calcext:value-type="float">
            <text:p>10.588</text:p>
          </table:table-cell>
          <table:table-cell office:value-type="float" office:value="7985" calcext:value-type="float">
            <text:p>7.985</text:p>
          </table:table-cell>
          <table:table-cell table:number-columns-repeated="1012"/>
        </table:table-row>
        <table:table-row table:style-name="ro1">
          <table:table-cell office:value-type="date" office:date-value="2013-08-01" calcext:value-type="date">
            <text:p>agosto</text:p>
          </table:table-cell>
          <table:table-cell office:value-type="float" office:value="16614" calcext:value-type="float">
            <text:p>16.614</text:p>
          </table:table-cell>
          <table:table-cell office:value-type="float" office:value="8888" calcext:value-type="float">
            <text:p>8.888</text:p>
          </table:table-cell>
          <table:table-cell office:value-type="float" office:value="21103" calcext:value-type="float">
            <text:p>21.103</text:p>
          </table:table-cell>
          <table:table-cell office:value-type="float" office:value="15158" calcext:value-type="float">
            <text:p>15.158</text:p>
          </table:table-cell>
          <table:table-cell office:value-type="float" office:value="15155" calcext:value-type="float">
            <text:p>15.155</text:p>
          </table:table-cell>
          <table:table-cell office:value-type="float" office:value="28331" calcext:value-type="float">
            <text:p>28.331</text:p>
          </table:table-cell>
          <table:table-cell office:value-type="float" office:value="23651" calcext:value-type="float">
            <text:p>23.651</text:p>
          </table:table-cell>
          <table:table-cell office:value-type="float" office:value="24257" calcext:value-type="float">
            <text:p>24.257</text:p>
          </table:table-cell>
          <table:table-cell office:value-type="float" office:value="56855" calcext:value-type="float">
            <text:p>56.855</text:p>
          </table:table-cell>
          <table:table-cell office:value-type="float" office:value="10419" calcext:value-type="float">
            <text:p>10.419</text:p>
          </table:table-cell>
          <table:table-cell office:value-type="float" office:value="7302" calcext:value-type="float">
            <text:p>7.302</text:p>
          </table:table-cell>
          <table:table-cell table:number-columns-repeated="1012"/>
        </table:table-row>
        <table:table-row table:style-name="ro1">
          <table:table-cell office:value-type="date" office:date-value="2013-09-01" calcext:value-type="date">
            <text:p>setembro</text:p>
          </table:table-cell>
          <table:table-cell office:value-type="float" office:value="18339" calcext:value-type="float">
            <text:p>18.339</text:p>
          </table:table-cell>
          <table:table-cell office:value-type="float" office:value="9646" calcext:value-type="float">
            <text:p>9.646</text:p>
          </table:table-cell>
          <table:table-cell office:value-type="float" office:value="23789" calcext:value-type="float">
            <text:p>23.789</text:p>
          </table:table-cell>
          <table:table-cell office:value-type="float" office:value="16694" calcext:value-type="float">
            <text:p>16.694</text:p>
          </table:table-cell>
          <table:table-cell office:value-type="float" office:value="17216" calcext:value-type="float">
            <text:p>17.216</text:p>
          </table:table-cell>
          <table:table-cell office:value-type="float" office:value="31726" calcext:value-type="float">
            <text:p>31.726</text:p>
          </table:table-cell>
          <table:table-cell office:value-type="float" office:value="26370" calcext:value-type="float">
            <text:p>26.370</text:p>
          </table:table-cell>
          <table:table-cell office:value-type="float" office:value="27369" calcext:value-type="float">
            <text:p>27.369</text:p>
          </table:table-cell>
          <table:table-cell office:value-type="float" office:value="60290" calcext:value-type="float">
            <text:p>60.290</text:p>
          </table:table-cell>
          <table:table-cell office:value-type="float" office:value="11110" calcext:value-type="float">
            <text:p>11.110</text:p>
          </table:table-cell>
          <table:table-cell office:value-type="float" office:value="8300" calcext:value-type="float">
            <text:p>8.300</text:p>
          </table:table-cell>
          <table:table-cell table:number-columns-repeated="1012"/>
        </table:table-row>
        <table:table-row table:style-name="ro1">
          <table:table-cell office:value-type="date" office:date-value="2013-10-01" calcext:value-type="date">
            <text:p>outubro</text:p>
          </table:table-cell>
          <table:table-cell office:value-type="float" office:value="18656" calcext:value-type="float">
            <text:p>18.656</text:p>
          </table:table-cell>
          <table:table-cell office:value-type="float" office:value="9665" calcext:value-type="float">
            <text:p>9.665</text:p>
          </table:table-cell>
          <table:table-cell office:value-type="float" office:value="24152" calcext:value-type="float">
            <text:p>24.152</text:p>
          </table:table-cell>
          <table:table-cell office:value-type="float" office:value="16693" calcext:value-type="float">
            <text:p>16.693</text:p>
          </table:table-cell>
          <table:table-cell office:value-type="float" office:value="16925" calcext:value-type="float">
            <text:p>16.925</text:p>
          </table:table-cell>
          <table:table-cell office:value-type="float" office:value="32154" calcext:value-type="float">
            <text:p>32.154</text:p>
          </table:table-cell>
          <table:table-cell office:value-type="float" office:value="26629" calcext:value-type="float">
            <text:p>26.629</text:p>
          </table:table-cell>
          <table:table-cell office:value-type="float" office:value="27602" calcext:value-type="float">
            <text:p>27.602</text:p>
          </table:table-cell>
          <table:table-cell office:value-type="float" office:value="59746" calcext:value-type="float">
            <text:p>59.746</text:p>
          </table:table-cell>
          <table:table-cell office:value-type="float" office:value="10865" calcext:value-type="float">
            <text:p>10.865</text:p>
          </table:table-cell>
          <table:table-cell office:value-type="float" office:value="8202" calcext:value-type="float">
            <text:p>8.202</text:p>
          </table:table-cell>
          <table:table-cell table:number-columns-repeated="1012"/>
        </table:table-row>
        <table:table-row table:style-name="ro1">
          <table:table-cell office:value-type="date" office:date-value="2013-11-01" calcext:value-type="date">
            <text:p>novembro</text:p>
          </table:table-cell>
          <table:table-cell office:value-type="float" office:value="18688" calcext:value-type="float">
            <text:p>18.688</text:p>
          </table:table-cell>
          <table:table-cell office:value-type="float" office:value="10057" calcext:value-type="float">
            <text:p>10.057</text:p>
          </table:table-cell>
          <table:table-cell office:value-type="float" office:value="24162" calcext:value-type="float">
            <text:p>24.162</text:p>
          </table:table-cell>
          <table:table-cell office:value-type="float" office:value="16843" calcext:value-type="float">
            <text:p>16.843</text:p>
          </table:table-cell>
          <table:table-cell office:value-type="float" office:value="16786" calcext:value-type="float">
            <text:p>16.786</text:p>
          </table:table-cell>
          <table:table-cell office:value-type="float" office:value="33078" calcext:value-type="float">
            <text:p>33.078</text:p>
          </table:table-cell>
          <table:table-cell office:value-type="float" office:value="26802" calcext:value-type="float">
            <text:p>26.802</text:p>
          </table:table-cell>
          <table:table-cell office:value-type="float" office:value="27640" calcext:value-type="float">
            <text:p>27.640</text:p>
          </table:table-cell>
          <table:table-cell office:value-type="float" office:value="61702" calcext:value-type="float">
            <text:p>61.702</text:p>
          </table:table-cell>
          <table:table-cell office:value-type="float" office:value="11004" calcext:value-type="float">
            <text:p>11.004</text:p>
          </table:table-cell>
          <table:table-cell office:value-type="float" office:value="8256" calcext:value-type="float">
            <text:p>8.256</text:p>
          </table:table-cell>
          <table:table-cell table:number-columns-repeated="1012"/>
        </table:table-row>
        <table:table-row table:style-name="ro1">
          <table:table-cell office:value-type="date" office:date-value="2013-12-01" calcext:value-type="date">
            <text:p>dezembro</text:p>
          </table:table-cell>
          <table:table-cell office:value-type="float" office:value="19020" calcext:value-type="float">
            <text:p>19.020</text:p>
          </table:table-cell>
          <table:table-cell office:value-type="float" office:value="10086" calcext:value-type="float">
            <text:p>10.086</text:p>
          </table:table-cell>
          <table:table-cell office:value-type="float" office:value="24626" calcext:value-type="float">
            <text:p>24.626</text:p>
          </table:table-cell>
          <table:table-cell office:value-type="float" office:value="17237" calcext:value-type="float">
            <text:p>17.237</text:p>
          </table:table-cell>
          <table:table-cell office:value-type="float" office:value="17125" calcext:value-type="float">
            <text:p>17.125</text:p>
          </table:table-cell>
          <table:table-cell office:value-type="float" office:value="33921" calcext:value-type="float">
            <text:p>33.921</text:p>
          </table:table-cell>
          <table:table-cell office:value-type="float" office:value="27183" calcext:value-type="float">
            <text:p>27.183</text:p>
          </table:table-cell>
          <table:table-cell office:value-type="float" office:value="28604" calcext:value-type="float">
            <text:p>28.604</text:p>
          </table:table-cell>
          <table:table-cell office:value-type="float" office:value="60210" calcext:value-type="float">
            <text:p>60.210</text:p>
          </table:table-cell>
          <table:table-cell office:value-type="float" office:value="11179" calcext:value-type="float">
            <text:p>11.179</text:p>
          </table:table-cell>
          <table:table-cell office:value-type="float" office:value="8163" calcext:value-type="float">
            <text:p>8.1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3" table:formula="of:=AVERAGE([.B3:.B14])" office:value-type="float" office:value="17685.0909090909" calcext:value-type="float">
            <text:p>17.685</text:p>
          </table:table-cell>
          <table:table-cell table:style-name="ce3" table:formula="of:=AVERAGE([.C3:.C14])" office:value-type="float" office:value="9187.09090909091" calcext:value-type="float">
            <text:p>9.187</text:p>
          </table:table-cell>
          <table:table-cell table:style-name="ce3" table:formula="of:=AVERAGE([.D3:.D14])" office:value-type="float" office:value="22892.4545454545" calcext:value-type="float">
            <text:p>22.892</text:p>
          </table:table-cell>
          <table:table-cell table:style-name="ce3" table:formula="of:=AVERAGE([.E3:.E14])" office:value-type="float" office:value="16340.0909090909" calcext:value-type="float">
            <text:p>16.340</text:p>
          </table:table-cell>
          <table:table-cell table:style-name="ce3" table:formula="of:=AVERAGE([.F3:.F14])" office:value-type="float" office:value="16599.2727272727" calcext:value-type="float">
            <text:p>16.599</text:p>
          </table:table-cell>
          <table:table-cell table:style-name="ce3" table:formula="of:=AVERAGE([.G3:.G14])" office:value-type="float" office:value="30718.5454545455" calcext:value-type="float">
            <text:p>30.719</text:p>
          </table:table-cell>
          <table:table-cell table:style-name="ce3" table:formula="of:=AVERAGE([.H3:.H14])" office:value-type="float" office:value="25133.7272727273" calcext:value-type="float">
            <text:p>25.134</text:p>
          </table:table-cell>
          <table:table-cell table:style-name="ce3" table:formula="of:=AVERAGE([.I3:.I14])" office:value-type="float" office:value="26369.3636363636" calcext:value-type="float">
            <text:p>26.369</text:p>
          </table:table-cell>
          <table:table-cell table:style-name="ce3" table:formula="of:=AVERAGE([.J3:.J14])" office:value-type="float" office:value="58093.4545454545" calcext:value-type="float">
            <text:p>58.093</text:p>
          </table:table-cell>
          <table:table-cell table:style-name="ce3" table:formula="of:=AVERAGE([.K3:.K14])" office:value-type="float" office:value="10619.7272727273" calcext:value-type="float">
            <text:p>10.620</text:p>
          </table:table-cell>
          <table:table-cell table:style-name="ce3" table:formula="of:=AVERAGE([.L3:.L14])" office:value-type="float" office:value="7949.72727272727" calcext:value-type="float">
            <text:p>7.950</text:p>
          </table:table-cell>
          <table:table-cell table:style-name="ce8" table:number-columns-repeated="1012"/>
        </table:table-row>
      </table:table>
      <table:table table:name="Dados_2014" table:style-name="ta1">
        <table:table-column table:style-name="co1" table:default-cell-style-name="ce9"/>
        <table:table-column table:style-name="co1" table:number-columns-repeated="11" table:default-cell-style-name="ce4"/>
        <table:table-column table:style-name="co1" table:number-columns-repeated="1012" table:default-cell-style-name="Default"/>
        <table:table-row table:style-name="ro1">
          <table:table-cell table:style-name="Default"/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GMC</text:p>
          </table:table-cell>
          <table:table-cell table:style-name="Default" office:value-type="string" calcext:value-type="string">
            <text:p>AJO</text:p>
          </table:table-cell>
          <table:table-cell table:style-name="Default" office:value-type="string" calcext:value-type="string">
            <text:p>BRU</text:p>
          </table:table-cell>
          <table:table-cell table:style-name="Default" office:value-type="string" calcext:value-type="string">
            <text:p>HBR</text:p>
          </table:table-cell>
          <table:table-cell table:style-name="Default" office:value-type="string" calcext:value-type="string">
            <text:p>CJD</text:p>
          </table:table-cell>
          <table:table-cell table:style-name="Default" office:value-type="string" calcext:value-type="string">
            <text:p>VOL</text:p>
          </table:table-cell>
          <table:table-cell table:style-name="Default" office:value-type="string" calcext:value-type="string">
            <text:p>BRR</text:p>
          </table:table-cell>
          <table:table-cell table:style-name="Default" office:value-type="string" calcext:value-type="string">
            <text:p>MRB</text:p>
          </table:table-cell>
          <table:table-cell table:style-name="Default" office:value-type="string" calcext:value-type="string">
            <text:p>TMD</text:p>
          </table:table-cell>
          <table:table-cell table:style-name="Default" office:value-type="string" calcext:value-type="string">
            <text:p>IPG</text:p>
          </table:table-cell>
          <table:table-cell table:style-name="Default"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janeiro</text:p>
          </table:table-cell>
          <table:table-cell office:value-type="float" office:value="16738" calcext:value-type="float">
            <text:p>16.738</text:p>
          </table:table-cell>
          <table:table-cell office:value-type="float" office:value="9953" calcext:value-type="float">
            <text:p>9.953</text:p>
          </table:table-cell>
          <table:table-cell office:value-type="float" office:value="22210" calcext:value-type="float">
            <text:p>22.210</text:p>
          </table:table-cell>
          <table:table-cell office:value-type="float" office:value="15221" calcext:value-type="float">
            <text:p>15.221</text:p>
          </table:table-cell>
          <table:table-cell office:value-type="float" office:value="14244" calcext:value-type="float">
            <text:p>14.244</text:p>
          </table:table-cell>
          <table:table-cell office:value-type="float" office:value="29511" calcext:value-type="float">
            <text:p>29.511</text:p>
          </table:table-cell>
          <table:table-cell office:value-type="float" office:value="22179" calcext:value-type="float">
            <text:p>22.179</text:p>
          </table:table-cell>
          <table:table-cell office:value-type="float" office:value="24415" calcext:value-type="float">
            <text:p>24.415</text:p>
          </table:table-cell>
          <table:table-cell office:value-type="float" office:value="53058" calcext:value-type="float">
            <text:p>53.058</text:p>
          </table:table-cell>
          <table:table-cell office:value-type="float" office:value="9592" calcext:value-type="float">
            <text:p>9.592</text:p>
          </table:table-cell>
          <table:table-cell office:value-type="float" office:value="6669" calcext:value-type="float">
            <text:p>6.669</text:p>
          </table:table-cell>
          <table:table-cell table:number-columns-repeated="1012"/>
        </table:table-row>
        <table:table-row table:style-name="ro1">
          <table:table-cell office:value-type="date" office:date-value="2014-02-01" calcext:value-type="date">
            <text:p>fevereiro</text:p>
          </table:table-cell>
          <table:table-cell office:value-type="float" office:value="16671" calcext:value-type="float">
            <text:p>16.671</text:p>
          </table:table-cell>
          <table:table-cell office:value-type="float" office:value="9849" calcext:value-type="float">
            <text:p>9.849</text:p>
          </table:table-cell>
          <table:table-cell office:value-type="float" office:value="21716" calcext:value-type="float">
            <text:p>21.716</text:p>
          </table:table-cell>
          <table:table-cell office:value-type="float" office:value="15041" calcext:value-type="float">
            <text:p>15.041</text:p>
          </table:table-cell>
          <table:table-cell office:value-type="float" office:value="13906" calcext:value-type="float">
            <text:p>13.906</text:p>
          </table:table-cell>
          <table:table-cell office:value-type="float" office:value="33058" calcext:value-type="float">
            <text:p>33.058</text:p>
          </table:table-cell>
          <table:table-cell office:value-type="float" office:value="23362" calcext:value-type="float">
            <text:p>23.362</text:p>
          </table:table-cell>
          <table:table-cell office:value-type="float" office:value="23763" calcext:value-type="float">
            <text:p>23.763</text:p>
          </table:table-cell>
          <table:table-cell office:value-type="float" office:value="53130" calcext:value-type="float">
            <text:p>53.130</text:p>
          </table:table-cell>
          <table:table-cell office:value-type="float" office:value="10123" calcext:value-type="float">
            <text:p>10.123</text:p>
          </table:table-cell>
          <table:table-cell office:value-type="float" office:value="6995" calcext:value-type="float">
            <text:p>6.995</text:p>
          </table:table-cell>
          <table:table-cell table:number-columns-repeated="1012"/>
        </table:table-row>
        <table:table-row table:style-name="ro1">
          <table:table-cell office:value-type="date" office:date-value="2014-03-01" calcext:value-type="date">
            <text:p>março</text:p>
          </table:table-cell>
          <table:table-cell office:value-type="float" office:value="19621" calcext:value-type="float">
            <text:p>19.621</text:p>
          </table:table-cell>
          <table:table-cell office:value-type="float" office:value="11276" calcext:value-type="float">
            <text:p>11.276</text:p>
          </table:table-cell>
          <table:table-cell office:value-type="float" office:value="25575" calcext:value-type="float">
            <text:p>25.575</text:p>
          </table:table-cell>
          <table:table-cell office:value-type="float" office:value="17321" calcext:value-type="float">
            <text:p>17.321</text:p>
          </table:table-cell>
          <table:table-cell office:value-type="float" office:value="16575" calcext:value-type="float">
            <text:p>16.575</text:p>
          </table:table-cell>
          <table:table-cell office:value-type="float" office:value="34890" calcext:value-type="float">
            <text:p>34.890</text:p>
          </table:table-cell>
          <table:table-cell office:value-type="float" office:value="27559" calcext:value-type="float">
            <text:p>27.559</text:p>
          </table:table-cell>
          <table:table-cell office:value-type="float" office:value="29326" calcext:value-type="float">
            <text:p>29.326</text:p>
          </table:table-cell>
          <table:table-cell office:value-type="float" office:value="58879" calcext:value-type="float">
            <text:p>58.879</text:p>
          </table:table-cell>
          <table:table-cell office:value-type="float" office:value="11382" calcext:value-type="float">
            <text:p>11.382</text:p>
          </table:table-cell>
          <table:table-cell office:value-type="float" office:value="8638" calcext:value-type="float">
            <text:p>8.638</text:p>
          </table:table-cell>
          <table:table-cell table:number-columns-repeated="1012"/>
        </table:table-row>
        <table:table-row table:style-name="ro1">
          <table:table-cell office:value-type="date" office:date-value="2014-04-01" calcext:value-type="date">
            <text:p>abril</text:p>
          </table:table-cell>
          <table:table-cell office:value-type="float" office:value="18429" calcext:value-type="float">
            <text:p>18.429</text:p>
          </table:table-cell>
          <table:table-cell office:value-type="float" office:value="10500" calcext:value-type="float">
            <text:p>10.500</text:p>
          </table:table-cell>
          <table:table-cell office:value-type="float" office:value="23579" calcext:value-type="float">
            <text:p>23.579</text:p>
          </table:table-cell>
          <table:table-cell office:value-type="float" office:value="15833" calcext:value-type="float">
            <text:p>15.833</text:p>
          </table:table-cell>
          <table:table-cell office:value-type="float" office:value="15228" calcext:value-type="float">
            <text:p>15.228</text:p>
          </table:table-cell>
          <table:table-cell office:value-type="float" office:value="30560" calcext:value-type="float">
            <text:p>30.560</text:p>
          </table:table-cell>
          <table:table-cell office:value-type="float" office:value="24732" calcext:value-type="float">
            <text:p>24.732</text:p>
          </table:table-cell>
          <table:table-cell office:value-type="float" office:value="27677" calcext:value-type="float">
            <text:p>27.677</text:p>
          </table:table-cell>
          <table:table-cell office:value-type="float" office:value="55751" calcext:value-type="float">
            <text:p>55.751</text:p>
          </table:table-cell>
          <table:table-cell office:value-type="float" office:value="10347" calcext:value-type="float">
            <text:p>10.347</text:p>
          </table:table-cell>
          <table:table-cell office:value-type="float" office:value="7761" calcext:value-type="float">
            <text:p>7.761</text:p>
          </table:table-cell>
          <table:table-cell table:number-columns-repeated="1012"/>
        </table:table-row>
        <table:table-row table:style-name="ro1">
          <table:table-cell office:value-type="date" office:date-value="2014-05-01" calcext:value-type="date">
            <text:p>maio</text:p>
          </table:table-cell>
          <table:table-cell office:value-type="float" office:value="19392" calcext:value-type="float">
            <text:p>19.392</text:p>
          </table:table-cell>
          <table:table-cell office:value-type="float" office:value="10913" calcext:value-type="float">
            <text:p>10.913</text:p>
          </table:table-cell>
          <table:table-cell office:value-type="float" office:value="24852" calcext:value-type="float">
            <text:p>24.852</text:p>
          </table:table-cell>
          <table:table-cell office:value-type="float" office:value="16793" calcext:value-type="float">
            <text:p>16.793</text:p>
          </table:table-cell>
          <table:table-cell office:value-type="float" office:value="16051" calcext:value-type="float">
            <text:p>16.051</text:p>
          </table:table-cell>
          <table:table-cell office:value-type="float" office:value="32947" calcext:value-type="float">
            <text:p>32.947</text:p>
          </table:table-cell>
          <table:table-cell office:value-type="float" office:value="26754" calcext:value-type="float">
            <text:p>26.754</text:p>
          </table:table-cell>
          <table:table-cell office:value-type="float" office:value="29836" calcext:value-type="float">
            <text:p>29.836</text:p>
          </table:table-cell>
          <table:table-cell office:value-type="float" office:value="59467" calcext:value-type="float">
            <text:p>59.467</text:p>
          </table:table-cell>
          <table:table-cell office:value-type="float" office:value="10597" calcext:value-type="float">
            <text:p>10.597</text:p>
          </table:table-cell>
          <table:table-cell office:value-type="float" office:value="8008" calcext:value-type="float">
            <text:p>8.008</text:p>
          </table:table-cell>
          <table:table-cell table:number-columns-repeated="1012"/>
        </table:table-row>
        <table:table-row table:style-name="ro1">
          <table:table-cell office:value-type="date" office:date-value="2014-07-01" calcext:value-type="date">
            <text:p>julho</text:p>
          </table:table-cell>
          <table:table-cell office:value-type="float" office:value="18413" calcext:value-type="float">
            <text:p>18.413</text:p>
          </table:table-cell>
          <table:table-cell office:value-type="float" office:value="10779" calcext:value-type="float">
            <text:p>10.779</text:p>
          </table:table-cell>
          <table:table-cell office:value-type="float" office:value="22819" calcext:value-type="float">
            <text:p>22.819</text:p>
          </table:table-cell>
          <table:table-cell office:value-type="float" office:value="16193" calcext:value-type="float">
            <text:p>16.193</text:p>
          </table:table-cell>
          <table:table-cell office:value-type="float" office:value="15743" calcext:value-type="float">
            <text:p>15.743</text:p>
          </table:table-cell>
          <table:table-cell office:value-type="float" office:value="31704" calcext:value-type="float">
            <text:p>31.704</text:p>
          </table:table-cell>
          <table:table-cell office:value-type="float" office:value="25140" calcext:value-type="float">
            <text:p>25.140</text:p>
          </table:table-cell>
          <table:table-cell office:value-type="float" office:value="28143" calcext:value-type="float">
            <text:p>28.143</text:p>
          </table:table-cell>
          <table:table-cell office:value-type="float" office:value="51480" calcext:value-type="float">
            <text:p>51.480</text:p>
          </table:table-cell>
          <table:table-cell office:value-type="float" office:value="10271" calcext:value-type="float">
            <text:p>10.271</text:p>
          </table:table-cell>
          <table:table-cell office:value-type="float" office:value="7628" calcext:value-type="float">
            <text:p>7.628</text:p>
          </table:table-cell>
          <table:table-cell table:number-columns-repeated="1012"/>
        </table:table-row>
        <table:table-row table:style-name="ro1">
          <table:table-cell office:value-type="date" office:date-value="2014-09-01" calcext:value-type="date">
            <text:p>setembro</text:p>
          </table:table-cell>
          <table:table-cell office:value-type="float" office:value="20002" calcext:value-type="float">
            <text:p>20.002</text:p>
          </table:table-cell>
          <table:table-cell office:value-type="float" office:value="11876" calcext:value-type="float">
            <text:p>11.876</text:p>
          </table:table-cell>
          <table:table-cell office:value-type="float" office:value="25122" calcext:value-type="float">
            <text:p>25.122</text:p>
          </table:table-cell>
          <table:table-cell office:value-type="float" office:value="17100" calcext:value-type="float">
            <text:p>17.100</text:p>
          </table:table-cell>
          <table:table-cell office:value-type="float" office:value="16420" calcext:value-type="float">
            <text:p>16.420</text:p>
          </table:table-cell>
          <table:table-cell office:value-type="float" office:value="32551" calcext:value-type="float">
            <text:p>32.551</text:p>
          </table:table-cell>
          <table:table-cell office:value-type="float" office:value="26180" calcext:value-type="float">
            <text:p>26.180</text:p>
          </table:table-cell>
          <table:table-cell office:value-type="float" office:value="29991" calcext:value-type="float">
            <text:p>29.991</text:p>
          </table:table-cell>
          <table:table-cell office:value-type="float" office:value="58132" calcext:value-type="float">
            <text:p>58.132</text:p>
          </table:table-cell>
          <table:table-cell office:value-type="float" office:value="10858" calcext:value-type="float">
            <text:p>10.858</text:p>
          </table:table-cell>
          <table:table-cell office:value-type="float" office:value="7795" calcext:value-type="float">
            <text:p>7.795</text:p>
          </table:table-cell>
          <table:table-cell table:number-columns-repeated="1012"/>
        </table:table-row>
        <table:table-row table:style-name="ro1">
          <table:table-cell office:value-type="date" office:date-value="2014-10-01" calcext:value-type="date">
            <text:p>outubro</text:p>
          </table:table-cell>
          <table:table-cell office:value-type="float" office:value="19978" calcext:value-type="float">
            <text:p>19.978</text:p>
          </table:table-cell>
          <table:table-cell office:value-type="float" office:value="12089" calcext:value-type="float">
            <text:p>12.089</text:p>
          </table:table-cell>
          <table:table-cell office:value-type="float" office:value="25340" calcext:value-type="float">
            <text:p>25.340</text:p>
          </table:table-cell>
          <table:table-cell office:value-type="float" office:value="17245" calcext:value-type="float">
            <text:p>17.245</text:p>
          </table:table-cell>
          <table:table-cell office:value-type="float" office:value="16185" calcext:value-type="float">
            <text:p>16.185</text:p>
          </table:table-cell>
          <table:table-cell office:value-type="float" office:value="32298" calcext:value-type="float">
            <text:p>32.298</text:p>
          </table:table-cell>
          <table:table-cell office:value-type="float" office:value="26157" calcext:value-type="float">
            <text:p>26.157</text:p>
          </table:table-cell>
          <table:table-cell office:value-type="float" office:value="30559" calcext:value-type="float">
            <text:p>30.559</text:p>
          </table:table-cell>
          <table:table-cell office:value-type="float" office:value="62712" calcext:value-type="float">
            <text:p>62.712</text:p>
          </table:table-cell>
          <table:table-cell office:value-type="float" office:value="10669" calcext:value-type="float">
            <text:p>10.669</text:p>
          </table:table-cell>
          <table:table-cell office:value-type="float" office:value="7848" calcext:value-type="float">
            <text:p>7.848</text:p>
          </table:table-cell>
          <table:table-cell table:number-columns-repeated="1012"/>
        </table:table-row>
        <table:table-row table:style-name="ro1">
          <table:table-cell office:value-type="date" office:date-value="2014-11-01" calcext:value-type="date">
            <text:p>novembro</text:p>
          </table:table-cell>
          <table:table-cell office:value-type="float" office:value="19627" calcext:value-type="float">
            <text:p>19.627</text:p>
          </table:table-cell>
          <table:table-cell office:value-type="float" office:value="12433" calcext:value-type="float">
            <text:p>12.433</text:p>
          </table:table-cell>
          <table:table-cell office:value-type="float" office:value="25429" calcext:value-type="float">
            <text:p>25.429</text:p>
          </table:table-cell>
          <table:table-cell office:value-type="float" office:value="17088" calcext:value-type="float">
            <text:p>17.088</text:p>
          </table:table-cell>
          <table:table-cell office:value-type="float" office:value="15998" calcext:value-type="float">
            <text:p>15.998</text:p>
          </table:table-cell>
          <table:table-cell office:value-type="float" office:value="32218" calcext:value-type="float">
            <text:p>32.218</text:p>
          </table:table-cell>
          <table:table-cell office:value-type="float" office:value="25813" calcext:value-type="float">
            <text:p>25.813</text:p>
          </table:table-cell>
          <table:table-cell office:value-type="float" office:value="30525" calcext:value-type="float">
            <text:p>30.525</text:p>
          </table:table-cell>
          <table:table-cell office:value-type="float" office:value="63951" calcext:value-type="float">
            <text:p>63.951</text:p>
          </table:table-cell>
          <table:table-cell office:value-type="float" office:value="10888" calcext:value-type="float">
            <text:p>10.888</text:p>
          </table:table-cell>
          <table:table-cell office:value-type="float" office:value="7709" calcext:value-type="float">
            <text:p>7.709</text:p>
          </table:table-cell>
          <table:table-cell table:number-columns-repeated="1012"/>
        </table:table-row>
        <table:table-row table:style-name="ro1">
          <table:table-cell office:value-type="date" office:date-value="2014-12-01" calcext:value-type="date">
            <text:p>dezembro</text:p>
          </table:table-cell>
          <table:table-cell office:value-type="float" office:value="19514" calcext:value-type="float">
            <text:p>19.514</text:p>
          </table:table-cell>
          <table:table-cell office:value-type="float" office:value="12515" calcext:value-type="float">
            <text:p>12.515</text:p>
          </table:table-cell>
          <table:table-cell office:value-type="float" office:value="25410" calcext:value-type="float">
            <text:p>25.410</text:p>
          </table:table-cell>
          <table:table-cell office:value-type="float" office:value="17242" calcext:value-type="float">
            <text:p>17.242</text:p>
          </table:table-cell>
          <table:table-cell office:value-type="float" office:value="16045" calcext:value-type="float">
            <text:p>16.045</text:p>
          </table:table-cell>
          <table:table-cell office:value-type="float" office:value="32184" calcext:value-type="float">
            <text:p>32.184</text:p>
          </table:table-cell>
          <table:table-cell office:value-type="float" office:value="25737" calcext:value-type="float">
            <text:p>25.737</text:p>
          </table:table-cell>
          <table:table-cell office:value-type="float" office:value="30402" calcext:value-type="float">
            <text:p>30.402</text:p>
          </table:table-cell>
          <table:table-cell office:value-type="float" office:value="64564" calcext:value-type="float">
            <text:p>64.564</text:p>
          </table:table-cell>
          <table:table-cell office:value-type="float" office:value="10849" calcext:value-type="float">
            <text:p>10.849</text:p>
          </table:table-cell>
          <table:table-cell office:value-type="float" office:value="7588" calcext:value-type="float">
            <text:p>7.588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3" table:formula="of:=AVERAGE([.B3:.B14])" office:value-type="float" office:value="18838.5" calcext:value-type="float">
            <text:p>18.839</text:p>
          </table:table-cell>
          <table:table-cell table:style-name="ce3" table:formula="of:=AVERAGE([.C3:.C14])" office:value-type="float" office:value="11218.3" calcext:value-type="float">
            <text:p>11.218</text:p>
          </table:table-cell>
          <table:table-cell table:style-name="ce3" table:formula="of:=AVERAGE([.D3:.D14])" office:value-type="float" office:value="24205.2" calcext:value-type="float">
            <text:p>24.205</text:p>
          </table:table-cell>
          <table:table-cell table:style-name="ce3" table:formula="of:=AVERAGE([.E3:.E14])" office:value-type="float" office:value="16507.7" calcext:value-type="float">
            <text:p>16.508</text:p>
          </table:table-cell>
          <table:table-cell table:style-name="ce3" table:formula="of:=AVERAGE([.F3:.F14])" office:value-type="float" office:value="15639.5" calcext:value-type="float">
            <text:p>15.640</text:p>
          </table:table-cell>
          <table:table-cell table:style-name="ce3" table:formula="of:=AVERAGE([.G3:.G14])" office:value-type="float" office:value="32192.1" calcext:value-type="float">
            <text:p>32.192</text:p>
          </table:table-cell>
          <table:table-cell table:style-name="ce3" table:formula="of:=AVERAGE([.H3:.H14])" office:value-type="float" office:value="25361.3" calcext:value-type="float">
            <text:p>25.361</text:p>
          </table:table-cell>
          <table:table-cell table:style-name="ce3" table:formula="of:=AVERAGE([.I3:.I14])" office:value-type="float" office:value="28463.7" calcext:value-type="float">
            <text:p>28.464</text:p>
          </table:table-cell>
          <table:table-cell table:style-name="ce3" table:formula="of:=AVERAGE([.J3:.J14])" office:value-type="float" office:value="58112.4" calcext:value-type="float">
            <text:p>58.112</text:p>
          </table:table-cell>
          <table:table-cell table:style-name="ce3" table:formula="of:=AVERAGE([.K3:.K14])" office:value-type="float" office:value="10557.6" calcext:value-type="float">
            <text:p>10.558</text:p>
          </table:table-cell>
          <table:table-cell table:style-name="ce3" table:formula="of:=AVERAGE([.L3:.L14])" office:value-type="float" office:value="7663.9" calcext:value-type="float">
            <text:p>7.664</text:p>
          </table:table-cell>
          <table:table-cell table:style-name="ce8" table:number-columns-repeated="1012"/>
        </table:table-row>
      </table:table>
      <table:table table:name="Dados_2015" table:style-name="ta1">
        <table:table-column table:style-name="co1" table:default-cell-style-name="ce9"/>
        <table:table-column table:style-name="co1" table:number-columns-repeated="11" table:default-cell-style-name="ce4"/>
        <table:table-column table:style-name="co1" table:number-columns-repeated="1012" table:default-cell-style-name="Default"/>
        <table:table-row table:style-name="ro1">
          <table:table-cell table:style-name="Default"/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GMC</text:p>
          </table:table-cell>
          <table:table-cell table:style-name="Default" office:value-type="string" calcext:value-type="string">
            <text:p>AJO</text:p>
          </table:table-cell>
          <table:table-cell table:style-name="Default" office:value-type="string" calcext:value-type="string">
            <text:p>BRU</text:p>
          </table:table-cell>
          <table:table-cell table:style-name="Default" office:value-type="string" calcext:value-type="string">
            <text:p>HBR</text:p>
          </table:table-cell>
          <table:table-cell table:style-name="Default" office:value-type="string" calcext:value-type="string">
            <text:p>CJD</text:p>
          </table:table-cell>
          <table:table-cell table:style-name="Default" office:value-type="string" calcext:value-type="string">
            <text:p>VOL</text:p>
          </table:table-cell>
          <table:table-cell table:style-name="Default" office:value-type="string" calcext:value-type="string">
            <text:p>BRR</text:p>
          </table:table-cell>
          <table:table-cell table:style-name="Default" office:value-type="string" calcext:value-type="string">
            <text:p>MRB</text:p>
          </table:table-cell>
          <table:table-cell table:style-name="Default" office:value-type="string" calcext:value-type="string">
            <text:p>TMD</text:p>
          </table:table-cell>
          <table:table-cell table:style-name="Default" office:value-type="string" calcext:value-type="string">
            <text:p>IPG</text:p>
          </table:table-cell>
          <table:table-cell table:style-name="Default" office:value-type="string" calcext:value-type="string">
            <text:p>MOC</text:p>
          </table:table-cell>
          <table:table-cell table:number-columns-repeated="1012"/>
        </table:table-row>
        <table:table-row table:style-name="ro1">
          <table:table-cell office:value-type="date" office:date-value="2015-01-01" calcext:value-type="date">
            <text:p>janeiro</text:p>
          </table:table-cell>
          <table:table-cell office:value-type="float" office:value="17704" calcext:value-type="float">
            <text:p>17.704</text:p>
          </table:table-cell>
          <table:table-cell office:value-type="float" office:value="12326" calcext:value-type="float">
            <text:p>12.326</text:p>
          </table:table-cell>
          <table:table-cell office:value-type="float" office:value="23643" calcext:value-type="float">
            <text:p>23.643</text:p>
          </table:table-cell>
          <table:table-cell office:value-type="float" office:value="16207" calcext:value-type="float">
            <text:p>16.207</text:p>
          </table:table-cell>
          <table:table-cell office:value-type="float" office:value="14319" calcext:value-type="float">
            <text:p>14.319</text:p>
          </table:table-cell>
          <table:table-cell office:value-type="float" office:value="29202" calcext:value-type="float">
            <text:p>29.202</text:p>
          </table:table-cell>
          <table:table-cell office:value-type="float" office:value="22913" calcext:value-type="float">
            <text:p>22.913</text:p>
          </table:table-cell>
          <table:table-cell office:value-type="float" office:value="27058" calcext:value-type="float">
            <text:p>27.058</text:p>
          </table:table-cell>
          <table:table-cell office:value-type="float" office:value="55840" calcext:value-type="float">
            <text:p>55.840</text:p>
          </table:table-cell>
          <table:table-cell office:value-type="float" office:value="9350" calcext:value-type="float">
            <text:p>9.350</text:p>
          </table:table-cell>
          <table:table-cell office:value-type="float" office:value="6531" calcext:value-type="float">
            <text:p>6.531</text:p>
          </table:table-cell>
          <table:table-cell table:number-columns-repeated="1012"/>
        </table:table-row>
        <table:table-row table:style-name="ro1">
          <table:table-cell office:value-type="date" office:date-value="2015-02-01" calcext:value-type="date">
            <text:p>fevereiro</text:p>
          </table:table-cell>
          <table:table-cell office:value-type="float" office:value="17016" calcext:value-type="float">
            <text:p>17.016</text:p>
          </table:table-cell>
          <table:table-cell office:value-type="float" office:value="11223" calcext:value-type="float">
            <text:p>11.223</text:p>
          </table:table-cell>
          <table:table-cell office:value-type="float" office:value="21992" calcext:value-type="float">
            <text:p>21.992</text:p>
          </table:table-cell>
          <table:table-cell office:value-type="float" office:value="14961" calcext:value-type="float">
            <text:p>14.961</text:p>
          </table:table-cell>
          <table:table-cell office:value-type="float" office:value="13437" calcext:value-type="float">
            <text:p>13.437</text:p>
          </table:table-cell>
          <table:table-cell office:value-type="float" office:value="28762" calcext:value-type="float">
            <text:p>28.762</text:p>
          </table:table-cell>
          <table:table-cell office:value-type="float" office:value="22885" calcext:value-type="float">
            <text:p>22.885</text:p>
          </table:table-cell>
          <table:table-cell office:value-type="float" office:value="25254" calcext:value-type="float">
            <text:p>25.254</text:p>
          </table:table-cell>
          <table:table-cell office:value-type="float" office:value="53045" calcext:value-type="float">
            <text:p>53.045</text:p>
          </table:table-cell>
          <table:table-cell office:value-type="float" office:value="9244" calcext:value-type="float">
            <text:p>9.244</text:p>
          </table:table-cell>
          <table:table-cell office:value-type="float" office:value="6375" calcext:value-type="float">
            <text:p>6.375</text:p>
          </table:table-cell>
          <table:table-cell table:number-columns-repeated="1012"/>
        </table:table-row>
        <table:table-row table:style-name="ro1">
          <table:table-cell office:value-type="date" office:date-value="2015-03-01" calcext:value-type="date">
            <text:p>março</text:p>
          </table:table-cell>
          <table:table-cell office:value-type="float" office:value="17987" calcext:value-type="float">
            <text:p>17.987</text:p>
          </table:table-cell>
          <table:table-cell office:value-type="float" office:value="11751" calcext:value-type="float">
            <text:p>11.751</text:p>
          </table:table-cell>
          <table:table-cell office:value-type="float" office:value="23976" calcext:value-type="float">
            <text:p>23.976</text:p>
          </table:table-cell>
          <table:table-cell office:value-type="float" office:value="15619" calcext:value-type="float">
            <text:p>15.619</text:p>
          </table:table-cell>
          <table:table-cell office:value-type="float" office:value="14587" calcext:value-type="float">
            <text:p>14.587</text:p>
          </table:table-cell>
          <table:table-cell office:value-type="float" office:value="30060" calcext:value-type="float">
            <text:p>30.060</text:p>
          </table:table-cell>
          <table:table-cell office:value-type="float" office:value="24055" calcext:value-type="float">
            <text:p>24.055</text:p>
          </table:table-cell>
          <table:table-cell office:value-type="float" office:value="27504" calcext:value-type="float">
            <text:p>27.504</text:p>
          </table:table-cell>
          <table:table-cell office:value-type="float" office:value="56961" calcext:value-type="float">
            <text:p>56.961</text:p>
          </table:table-cell>
          <table:table-cell office:value-type="float" office:value="9602" calcext:value-type="float">
            <text:p>9.602</text:p>
          </table:table-cell>
          <table:table-cell office:value-type="float" office:value="6896" calcext:value-type="float">
            <text:p>6.896</text:p>
          </table:table-cell>
          <table:table-cell table:number-columns-repeated="1012"/>
        </table:table-row>
        <table:table-row table:style-name="ro1">
          <table:table-cell office:value-type="date" office:date-value="2015-07-01" calcext:value-type="date">
            <text:p>julho</text:p>
          </table:table-cell>
          <table:table-cell office:value-type="float" office:value="19016" calcext:value-type="float">
            <text:p>19.016</text:p>
          </table:table-cell>
          <table:table-cell office:value-type="float" office:value="12568" calcext:value-type="float">
            <text:p>12.568</text:p>
          </table:table-cell>
          <table:table-cell office:value-type="float" office:value="24784" calcext:value-type="float">
            <text:p>24.784</text:p>
          </table:table-cell>
          <table:table-cell office:value-type="float" office:value="16534" calcext:value-type="float">
            <text:p>16.534</text:p>
          </table:table-cell>
          <table:table-cell office:value-type="float" office:value="15969" calcext:value-type="float">
            <text:p>15.969</text:p>
          </table:table-cell>
          <table:table-cell office:value-type="float" office:value="33858" calcext:value-type="float">
            <text:p>33.858</text:p>
          </table:table-cell>
          <table:table-cell office:value-type="float" office:value="25768" calcext:value-type="float">
            <text:p>25.768</text:p>
          </table:table-cell>
          <table:table-cell office:value-type="float" office:value="30079" calcext:value-type="float">
            <text:p>30.079</text:p>
          </table:table-cell>
          <table:table-cell office:value-type="float" office:value="61889" calcext:value-type="float">
            <text:p>61.889</text:p>
          </table:table-cell>
          <table:table-cell office:value-type="float" office:value="9695" calcext:value-type="float">
            <text:p>9.695</text:p>
          </table:table-cell>
          <table:table-cell office:value-type="float" office:value="7296" calcext:value-type="float">
            <text:p>7.296</text:p>
          </table:table-cell>
          <table:table-cell table:number-columns-repeated="1012"/>
        </table:table-row>
        <table:table-row table:style-name="ro1">
          <table:table-cell office:value-type="date" office:date-value="2015-10-01" calcext:value-type="date">
            <text:p>outubro</text:p>
          </table:table-cell>
          <table:table-cell office:value-type="float" office:value="19027" calcext:value-type="float">
            <text:p>19.027</text:p>
          </table:table-cell>
          <table:table-cell office:value-type="float" office:value="12769" calcext:value-type="float">
            <text:p>12.769</text:p>
          </table:table-cell>
          <table:table-cell office:value-type="float" office:value="25306" calcext:value-type="float">
            <text:p>25.306</text:p>
          </table:table-cell>
          <table:table-cell office:value-type="float" office:value="16042" calcext:value-type="float">
            <text:p>16.042</text:p>
          </table:table-cell>
          <table:table-cell office:value-type="float" office:value="15790" calcext:value-type="float">
            <text:p>15.790</text:p>
          </table:table-cell>
          <table:table-cell office:value-type="float" office:value="33769" calcext:value-type="float">
            <text:p>33.769</text:p>
          </table:table-cell>
          <table:table-cell office:value-type="float" office:value="25571" calcext:value-type="float">
            <text:p>25.571</text:p>
          </table:table-cell>
          <table:table-cell office:value-type="float" office:value="30347" calcext:value-type="float">
            <text:p>30.347</text:p>
          </table:table-cell>
          <table:table-cell office:value-type="float" office:value="61587" calcext:value-type="float">
            <text:p>61.587</text:p>
          </table:table-cell>
          <table:table-cell office:value-type="float" office:value="9635" calcext:value-type="float">
            <text:p>9.635</text:p>
          </table:table-cell>
          <table:table-cell office:value-type="float" office:value="7264" calcext:value-type="float">
            <text:p>7.264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3" table:formula="of:=AVERAGE([.B3:.B14])" office:value-type="float" office:value="18150" calcext:value-type="float">
            <text:p>18.150</text:p>
          </table:table-cell>
          <table:table-cell table:style-name="ce3" table:formula="of:=AVERAGE([.C3:.C14])" office:value-type="float" office:value="12127.4" calcext:value-type="float">
            <text:p>12.127</text:p>
          </table:table-cell>
          <table:table-cell table:style-name="ce3" table:formula="of:=AVERAGE([.D3:.D14])" office:value-type="float" office:value="23940.2" calcext:value-type="float">
            <text:p>23.940</text:p>
          </table:table-cell>
          <table:table-cell table:style-name="ce3" table:formula="of:=AVERAGE([.E3:.E14])" office:value-type="float" office:value="15872.6" calcext:value-type="float">
            <text:p>15.873</text:p>
          </table:table-cell>
          <table:table-cell table:style-name="ce3" table:formula="of:=AVERAGE([.F3:.F14])" office:value-type="float" office:value="14820.4" calcext:value-type="float">
            <text:p>14.820</text:p>
          </table:table-cell>
          <table:table-cell table:style-name="ce3" table:formula="of:=AVERAGE([.G3:.G14])" office:value-type="float" office:value="31130.2" calcext:value-type="float">
            <text:p>31.130</text:p>
          </table:table-cell>
          <table:table-cell table:style-name="ce3" table:formula="of:=AVERAGE([.H3:.H14])" office:value-type="float" office:value="24238.4" calcext:value-type="float">
            <text:p>24.238</text:p>
          </table:table-cell>
          <table:table-cell table:style-name="ce3" table:formula="of:=AVERAGE([.I3:.I14])" office:value-type="float" office:value="28048.4" calcext:value-type="float">
            <text:p>28.048</text:p>
          </table:table-cell>
          <table:table-cell table:style-name="ce3" table:formula="of:=AVERAGE([.J3:.J14])" office:value-type="float" office:value="57864.4" calcext:value-type="float">
            <text:p>57.864</text:p>
          </table:table-cell>
          <table:table-cell table:style-name="ce3" table:formula="of:=AVERAGE([.K3:.K14])" office:value-type="float" office:value="9505.2" calcext:value-type="float">
            <text:p>9.505</text:p>
          </table:table-cell>
          <table:table-cell table:style-name="ce3" table:formula="of:=AVERAGE([.L3:.L14])" office:value-type="float" office:value="6872.4" calcext:value-type="float">
            <text:p>6.872</text:p>
          </table:table-cell>
          <table:table-cell table:style-name="ce8" table:number-columns-repeated="1012"/>
        </table:table-row>
      </table:table>
      <table:named-expressions/>
      <table:database-ranges>
        <table:database-range table:name="__Anonymous_Sheet_DB__0" table:target-range-address="Consolidado.A3:Consolidado.L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dos_2011.A3:Dados_2011.A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dos_2012.A4:Dados_2012.A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ados_2013.A4:Dados_2013.A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Dados_2014.A3:Dados_2014.A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Dados_2015.A3:Dados_2015.A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/>
    </number:number-style>
    <number:number-style style:name="N109">
      <number:number number:decimal-places="0" loext:min-decimal-places="0" number:min-integer-digits="2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21:49:36.544593382</meta:creation-date>
    <meta:generator>LibreOffice/5.0.4.2$Linux_X86_64 LibreOffice_project/00m0$Build-2</meta:generator>
    <dc:date>2016-04-17T17:06:21.308009607</dc:date>
    <meta:editing-duration>PT10H25M</meta:editing-duration>
    <meta:editing-cycles>42</meta:editing-cycles>
    <meta:document-statistic meta:table-count="6" meta:cell-count="711" meta:object-count="0"/>
  </office:meta>
</office:document-meta>
</file>